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s" fo:country="EC"/>
    </style:style>
    <style:style style:name="P4" style:parent-style-name="Standard" style:family="paragraph">
      <style:text-properties fo:language="es" fo:country="EC"/>
    </style:style>
    <style:style style:name="P5" style:parent-style-name="Standard" style:family="paragraph">
      <style:text-properties fo:language="es" fo:country="EC"/>
    </style:style>
    <style:style style:name="P6" style:parent-style-name="Standard" style:family="paragraph">
      <style:text-properties fo:language="es" fo:country="EC"/>
    </style:style>
    <style:style style:name="P7" style:parent-style-name="Standard" style:family="paragraph">
      <style:text-properties fo:language="es" fo:country="EC"/>
    </style:style>
    <style:style style:name="P8" style:parent-style-name="Standard" style:family="paragraph">
      <style:text-properties fo:language="es" fo:country="EC"/>
    </style:style>
    <style:style style:name="P9" style:parent-style-name="Standard" style:family="paragraph">
      <style:text-properties fo:language="es" fo:country="EC"/>
    </style:style>
    <style:style style:name="P10" style:parent-style-name="Standard" style:family="paragraph">
      <style:text-properties fo:language="es" fo:country="EC"/>
    </style:style>
    <style:style style:name="P11" style:parent-style-name="Standard" style:family="paragraph">
      <style:text-properties fo:language="es" fo:country="EC"/>
    </style:style>
    <style:style style:name="P12" style:parent-style-name="Standard" style:family="paragraph">
      <style:text-properties fo:language="es" fo:country="EC"/>
    </style:style>
    <style:style style:name="P13" style:parent-style-name="Standard" style:family="paragraph">
      <style:text-properties fo:language="es" fo:country="EC"/>
    </style:style>
    <style:style style:name="P14" style:parent-style-name="Standard" style:family="paragraph">
      <style:text-properties fo:language="es" fo:country="EC"/>
    </style:style>
    <style:style style:name="P15" style:parent-style-name="Standard" style:family="paragraph">
      <style:text-properties fo:language="es" fo:country="EC"/>
    </style:style>
    <style:style style:name="P16" style:parent-style-name="Standard" style:family="paragraph">
      <style:text-properties fo:language="es" fo:country="EC"/>
    </style:style>
    <style:style style:name="P17" style:parent-style-name="Standard" style:family="paragraph">
      <style:text-properties fo:language="es" fo:country="EC"/>
    </style:style>
    <style:style style:name="P18" style:parent-style-name="Standard" style:family="paragraph">
      <style:text-properties fo:language="es" fo:country="EC"/>
    </style:style>
    <style:style style:name="P19" style:parent-style-name="Standard" style:family="paragraph">
      <style:text-properties fo:language="es" fo:country="EC"/>
    </style:style>
    <style:style style:name="P20" style:parent-style-name="Standard" style:family="paragraph">
      <style:text-properties fo:language="es" fo:country="EC"/>
    </style:style>
    <style:style style:name="P21" style:parent-style-name="Standard" style:family="paragraph">
      <style:text-properties fo:font-size="16pt" style:font-size-asian="16pt" style:font-size-complex="16pt" fo:language="es" fo:country="EC"/>
    </style:style>
    <style:style style:name="P22" style:parent-style-name="Standard" style:family="paragraph">
      <style:paragraph-properties fo:text-align="end"/>
      <style:text-properties fo:font-size="16pt" style:font-size-asian="16pt" style:font-size-complex="16pt" fo:language="es" fo:country="EC"/>
    </style:style>
    <style:style style:name="P23" style:parent-style-name="Standard" style:family="paragraph">
      <style:paragraph-properties fo:text-align="end"/>
    </style:style>
    <style:style style:name="T24" style:parent-style-name="Fuentedepárrafopredeter." style:family="text">
      <style:text-properties fo:font-size="16pt" style:font-size-asian="16pt" style:font-size-complex="16pt" fo:language="es" fo:country="EC"/>
    </style:style>
    <style:style style:name="P25" style:parent-style-name="Standard" style:family="paragraph">
      <style:paragraph-properties fo:text-align="end"/>
      <style:text-properties fo:font-size="16pt" style:font-size-asian="16pt" style:font-size-complex="16pt" fo:language="es" fo:country="EC"/>
    </style:style>
    <style:style style:name="P26" style:parent-style-name="Standard" style:family="paragraph">
      <style:text-properties fo:font-size="16pt" style:font-size-asian="16pt" style:font-size-complex="16pt" fo:language="es" fo:country="EC"/>
    </style:style>
    <style:style style:name="P27" style:parent-style-name="Standard" style:family="paragraph">
      <style:text-properties fo:font-size="16pt" style:font-size-asian="16pt" style:font-size-complex="16pt" fo:language="es" fo:country="EC"/>
    </style:style>
    <style:style style:name="P28" style:parent-style-name="Standard" style:family="paragraph">
      <style:text-properties fo:language="es" fo:country="EC"/>
    </style:style>
    <style:style style:name="P29" style:parent-style-name="Standard" style:family="paragraph">
      <style:text-properties fo:language="es" fo:country="EC"/>
    </style:style>
    <style:style style:name="P30" style:parent-style-name="Standard" style:family="paragraph">
      <style:text-properties fo:language="es" fo:country="EC"/>
    </style:style>
    <style:style style:name="P31" style:parent-style-name="Standard" style:family="paragraph">
      <style:text-properties fo:language="es" fo:country="EC"/>
    </style:style>
    <style:style style:name="P32" style:parent-style-name="Standard" style:family="paragraph">
      <style:text-properties fo:language="es" fo:country="EC"/>
    </style:style>
    <style:style style:name="P33" style:parent-style-name="Standard" style:family="paragraph">
      <style:text-properties fo:language="es" fo:country="EC"/>
    </style:style>
    <style:style style:name="P34" style:parent-style-name="Standard" style:family="paragraph">
      <style:text-properties fo:language="es" fo:country="EC"/>
    </style:style>
    <style:style style:name="P35" style:parent-style-name="Standard" style:family="paragraph">
      <style:text-properties fo:language="es" fo:country="EC"/>
    </style:style>
    <style:style style:name="P36" style:parent-style-name="Standard" style:family="paragraph">
      <style:text-properties fo:language="es" fo:country="EC"/>
    </style:style>
    <style:style style:name="P37" style:parent-style-name="Standard" style:family="paragraph">
      <style:text-properties fo:language="es" fo:country="EC"/>
    </style:style>
    <style:style style:name="P38" style:parent-style-name="Standard" style:family="paragraph">
      <style:text-properties fo:language="es" fo:country="EC"/>
    </style:style>
    <style:style style:name="P39" style:parent-style-name="Standard" style:family="paragraph">
      <style:text-properties fo:language="es" fo:country="EC"/>
    </style:style>
    <style:style style:name="P40" style:parent-style-name="Standard" style:family="paragraph">
      <style:text-properties fo:language="es" fo:country="EC"/>
    </style:style>
    <style:style style:name="P41" style:parent-style-name="Standard" style:family="paragraph">
      <style:text-properties fo:language="es" fo:country="EC"/>
    </style:style>
    <style:style style:name="P42" style:parent-style-name="Standard" style:family="paragraph">
      <style:text-properties fo:language="es" fo:country="EC"/>
    </style:style>
    <style:style style:name="P43" style:parent-style-name="Standard" style:family="paragraph">
      <style:text-properties fo:language="es" fo:country="EC"/>
    </style:style>
    <style:style style:name="P44" style:parent-style-name="Standard" style:family="paragraph">
      <style:text-properties fo:font-size="16pt" style:font-size-asian="16pt" style:font-size-complex="16pt" fo:language="es" fo:country="EC"/>
    </style:style>
    <style:style style:name="P45" style:parent-style-name="Standard" style:master-page-name="MP1" style:family="paragraph">
      <style:paragraph-properties fo:break-before="page"/>
      <style:text-properties fo:language="es" fo:country="EC"/>
    </style:style>
    <style:style style:name="P56" style:parent-style-name="Heading" style:family="paragraph">
      <style:text-properties style:font-name="Times New Roman" style:font-name-complex="Times New Roman" fo:font-size="14pt" style:font-size-asian="14pt" style:font-size-complex="14pt" fo:language="es" fo:country="EC"/>
    </style:style>
    <style:style style:name="P57" style:parent-style-name="Standard" style:family="paragraph">
      <style:text-properties fo:font-size="14pt" style:font-size-asian="14pt" style:font-size-complex="14pt" fo:language="es" fo:country="EC"/>
    </style:style>
    <style:style style:name="TableColumn59" style:family="table-column">
      <style:table-column-properties style:column-width="1.6in" style:use-optimal-column-width="false"/>
    </style:style>
    <style:style style:name="TableColumn60" style:family="table-column">
      <style:table-column-properties style:column-width="0.8in" style:use-optimal-column-width="false"/>
    </style:style>
    <style:style style:name="TableColumn61" style:family="table-column">
      <style:table-column-properties style:column-width="2.6in" style:use-optimal-column-width="false"/>
    </style:style>
    <style:style style:name="TableColumn62" style:family="table-column">
      <style:table-column-properties style:column-width="1.6104in" style:use-optimal-column-width="false"/>
    </style:style>
    <style:style style:name="Table58" style:family="table">
      <style:table-properties style:width="6.6104in" fo:margin-left="-0.0798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5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6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7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6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9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70" style:family="table-cell">
      <style:table-cell-properties fo:border="0.0104in solid #000000" style:writing-mode="lr-tb" fo:padding-top="0in" fo:padding-left="0.075in" fo:padding-bottom="0in" fo:padding-right="0.075in"/>
    </style:style>
    <style:style style:name="P71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4" style:parent-style-name="Tabletext" style:family="paragraph">
      <style:paragraph-properties style:snap-to-layout-grid="false" fo:text-align="justify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7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6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7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8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79" style:family="table-cell">
      <style:table-cell-properties fo:border="0.0104in solid #000000" style:writing-mode="lr-tb" fo:padding-top="0in" fo:padding-left="0.075in" fo:padding-bottom="0in" fo:padding-right="0.075in"/>
    </style:style>
    <style:style style:name="P80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3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TableCell8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5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8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7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88" style:family="table-cell">
      <style:table-cell-properties fo:border="0.0104in solid #000000" style:writing-mode="lr-tb" fo:padding-top="0in" fo:padding-left="0.075in" fo:padding-bottom="0in" fo:padding-right="0.075in"/>
    </style:style>
    <style:style style:name="P89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P90" style:parent-style-name="Standard" style:master-page-name="MP2" style:family="paragraph">
      <style:paragraph-properties fo:break-before="page" fo:margin-left="0.25in">
        <style:tab-stops/>
      </style:paragraph-properties>
      <style:text-properties fo:font-weight="bold" style:font-weight-asian="bold" fo:language="en" fo:country="GB"/>
    </style:style>
    <style:style style:name="P101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102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103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104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106" style:family="table-column">
      <style:table-column-properties style:column-width="1.0486in" style:use-optimal-column-width="false"/>
    </style:style>
    <style:style style:name="TableColumn107" style:family="table-column">
      <style:table-column-properties style:column-width="2.4986in" style:use-optimal-column-width="false"/>
    </style:style>
    <style:style style:name="TableColumn108" style:family="table-column">
      <style:table-column-properties style:column-width="0.9201in" style:use-optimal-column-width="false"/>
    </style:style>
    <style:style style:name="TableColumn109" style:family="table-column">
      <style:table-column-properties style:column-width="1.5951in" style:use-optimal-column-width="false"/>
    </style:style>
    <style:style style:name="Table105" style:family="table">
      <style:table-properties style:width="6.0625in" fo:margin-left="-0.0784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12" style:parent-style-name="Standard" style:family="paragraph">
      <style:text-properties fo:font-weight="bold" style:font-weight-asian="bold" fo:language="en" fo:country="GB"/>
    </style:style>
    <style:style style:name="TableCell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15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16" style:parent-style-name="Standard" style:family="paragraph">
      <style:text-properties fo:font-weight="bold" style:font-weight-asian="bold" fo:language="en" fo:country="GB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21" style:parent-style-name="Standard" style:family="paragraph">
      <style:text-properties fo:font-weight="bold" style:font-weight-asian="bold" fo:language="en" fo:country="GB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" style:parent-style-name="Standard" style:family="paragraph">
      <style:paragraph-properties style:snap-to-layout-grid="false"/>
      <style:text-properties fo:language="en" fo:country="GB"/>
    </style:style>
    <style:style style:name="P127" style:parent-style-name="Standard" style:family="paragraph">
      <style:text-properties fo:language="en" fo:country="GB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list-style-name="LFO2" style:family="paragraph">
      <style:paragraph-properties style:snap-to-layout-grid="false"/>
      <style:text-properties fo:language="es" fo:country="EC"/>
    </style:style>
    <style:style style:name="P130" style:parent-style-name="Standard" style:family="paragraph">
      <style:paragraph-properties fo:margin-left="0.25in">
        <style:tab-stops/>
      </style:paragraph-properties>
      <style:text-properties fo:language="es" fo:country="EC"/>
    </style:style>
    <style:style style:name="P131" style:parent-style-name="Standard" style:family="paragraph">
      <style:paragraph-properties fo:margin-left="0.25in">
        <style:tab-stops/>
      </style:paragraph-properties>
      <style:text-properties fo:language="es" fo:country="EC"/>
    </style:style>
    <style:style style:name="P132" style:parent-style-name="Standard" style:family="paragraph">
      <style:paragraph-properties fo:margin-left="0.25in">
        <style:tab-stops/>
      </style:paragraph-properties>
      <style:text-properties fo:language="es" fo:country="EC"/>
    </style:style>
    <style:style style:name="TableColumn134" style:family="table-column">
      <style:table-column-properties style:column-width="1.0486in" style:use-optimal-column-width="false"/>
    </style:style>
    <style:style style:name="TableColumn135" style:family="table-column">
      <style:table-column-properties style:column-width="2.4986in" style:use-optimal-column-width="false"/>
    </style:style>
    <style:style style:name="TableColumn136" style:family="table-column">
      <style:table-column-properties style:column-width="0.9201in" style:use-optimal-column-width="false"/>
    </style:style>
    <style:style style:name="TableColumn137" style:family="table-column">
      <style:table-column-properties style:column-width="1.5951in" style:use-optimal-column-width="false"/>
    </style:style>
    <style:style style:name="Table133" style:family="table">
      <style:table-properties style:width="6.0625in" fo:margin-left="-0.0784in" table:align="lef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40" style:parent-style-name="Standard" style:family="paragraph">
      <style:text-properties fo:font-weight="bold" style:font-weight-asian="bold" fo:language="en" fo:country="GB"/>
    </style:style>
    <style:style style:name="TableCell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2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43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44" style:parent-style-name="Standard" style:family="paragraph">
      <style:text-properties fo:font-weight="bold" style:font-weight-asian="bold" fo:language="en" fo:country="GB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49" style:parent-style-name="Standard" style:family="paragraph">
      <style:text-properties fo:font-weight="bold" style:font-weight-asian="bold" fo:language="en" fo:country="GB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4" style:parent-style-name="Standard" style:family="paragraph">
      <style:paragraph-properties style:snap-to-layout-grid="false"/>
      <style:text-properties fo:language="en" fo:country="GB"/>
    </style:style>
    <style:style style:name="P155" style:parent-style-name="Standard" style:family="paragraph">
      <style:text-properties fo:language="en" fo:country="GB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list-style-name="LFO2" style:family="paragraph">
      <style:paragraph-properties style:snap-to-layout-grid="false"/>
      <style:text-properties fo:language="es" fo:country="EC"/>
    </style:style>
    <style:style style:name="P158" style:parent-style-name="Standard" style:list-style-name="LFO2" style:family="paragraph">
      <style:paragraph-properties style:snap-to-layout-grid="false"/>
    </style:style>
    <style:style style:name="P159" style:parent-style-name="Standard" style:family="paragraph">
      <style:text-properties fo:language="es" fo:country="EC"/>
    </style:style>
    <style:style style:name="P160" style:parent-style-name="Standard" style:family="paragraph">
      <style:text-properties fo:language="es" fo:country="EC"/>
    </style:style>
    <style:style style:name="P161" style:parent-style-name="Standard" style:family="paragraph">
      <style:text-properties fo:language="es" fo:country="EC"/>
    </style:style>
    <style:style style:name="TableColumn163" style:family="table-column">
      <style:table-column-properties style:column-width="1.0486in" style:use-optimal-column-width="false"/>
    </style:style>
    <style:style style:name="TableColumn164" style:family="table-column">
      <style:table-column-properties style:column-width="2.4986in" style:use-optimal-column-width="false"/>
    </style:style>
    <style:style style:name="TableColumn165" style:family="table-column">
      <style:table-column-properties style:column-width="0.9201in" style:use-optimal-column-width="false"/>
    </style:style>
    <style:style style:name="TableColumn166" style:family="table-column">
      <style:table-column-properties style:column-width="1.5951in" style:use-optimal-column-width="false"/>
    </style:style>
    <style:style style:name="Table162" style:family="table">
      <style:table-properties style:width="6.0625in" fo:margin-left="-0.0784in" table:align="lef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69" style:parent-style-name="Standard" style:family="paragraph">
      <style:text-properties fo:font-weight="bold" style:font-weight-asian="bold" fo:language="en" fo:country="GB"/>
    </style:style>
    <style:style style:name="TableCell1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72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73" style:parent-style-name="Standard" style:family="paragraph">
      <style:text-properties fo:font-weight="bold" style:font-weight-asian="bold" fo:language="en" fo:country="GB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78" style:parent-style-name="Standard" style:family="paragraph">
      <style:text-properties fo:font-weight="bold" style:font-weight-asian="bold" fo:language="en" fo:country="GB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style:snap-to-layout-grid="false">
        <style:tab-stops>
          <style:tab-stop style:type="left" style:position="1.3493in"/>
        </style:tab-stops>
      </style:paragraph-properties>
      <style:text-properties fo:font-weight="bold" style:font-weight-asian="bold" fo:language="en" fo:country="GB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3" style:parent-style-name="Standard" style:family="paragraph">
      <style:paragraph-properties style:snap-to-layout-grid="false"/>
      <style:text-properties fo:language="en" fo:country="GB"/>
    </style:style>
    <style:style style:name="P184" style:parent-style-name="Standard" style:family="paragraph">
      <style:text-properties fo:language="en" fo:country="GB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list-style-name="LFO2" style:family="paragraph">
      <style:paragraph-properties style:snap-to-layout-grid="false"/>
      <style:text-properties fo:language="es" fo:country="EC"/>
    </style:style>
    <style:style style:name="P187" style:parent-style-name="Standard" style:list-style-name="LFO2" style:family="paragraph">
      <style:paragraph-properties style:snap-to-layout-grid="false"/>
    </style:style>
    <style:style style:name="P188" style:parent-style-name="Standard" style:family="paragraph">
      <style:paragraph-properties>
        <style:tab-stops>
          <style:tab-stop style:type="left" style:position="0.5375in"/>
        </style:tab-stops>
      </style:paragraph-properties>
      <style:text-properties fo:language="es" fo:country="EC"/>
    </style:style>
    <style:style style:name="P189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190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191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192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193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194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195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196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197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198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199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200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201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202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203" style:parent-style-name="Standard" style:family="paragraph">
      <style:text-properties fo:font-weight="bold" style:font-weight-asian="bold" fo:language="en" fo:country="GB"/>
    </style:style>
    <style:style style:name="P204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205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206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207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208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209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210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212" style:family="table-column">
      <style:table-column-properties style:column-width="1.0486in" style:use-optimal-column-width="false"/>
    </style:style>
    <style:style style:name="TableColumn213" style:family="table-column">
      <style:table-column-properties style:column-width="2.4986in" style:use-optimal-column-width="false"/>
    </style:style>
    <style:style style:name="TableColumn214" style:family="table-column">
      <style:table-column-properties style:column-width="0.9201in" style:use-optimal-column-width="false"/>
    </style:style>
    <style:style style:name="TableColumn215" style:family="table-column">
      <style:table-column-properties style:column-width="1.5951in" style:use-optimal-column-width="false"/>
    </style:style>
    <style:style style:name="Table211" style:family="table">
      <style:table-properties style:width="6.0625in" fo:margin-left="-0.0784in" table:align="lef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18" style:parent-style-name="Standard" style:family="paragraph">
      <style:text-properties fo:font-weight="bold" style:font-weight-asian="bold" fo:language="en" fo:country="GB"/>
    </style:style>
    <style:style style:name="TableCell2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221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22" style:parent-style-name="Standard" style:family="paragraph">
      <style:text-properties fo:font-weight="bold" style:font-weight-asian="bold" fo:language="en" fo:country="GB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27" style:parent-style-name="Standard" style:family="paragraph">
      <style:text-properties fo:font-weight="bold" style:font-weight-asian="bold" fo:language="en" fo:country="GB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30" style:family="table-row">
      <style:table-row-properties style:min-row-height="0.0951in" style:use-optimal-row-height="false"/>
    </style:style>
    <style:style style:name="TableCell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2" style:parent-style-name="Standard" style:family="paragraph">
      <style:text-properties fo:font-weight="bold" style:font-weight-asian="bold" fo:language="en" fo:country="GB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35" style:family="table-row">
      <style:table-row-properties style:min-row-height="0.2201in" style:use-optimal-row-height="false"/>
    </style:style>
    <style:style style:name="TableCell2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7" style:parent-style-name="Standard" style:family="paragraph">
      <style:paragraph-properties style:snap-to-layout-grid="false"/>
      <style:text-properties fo:language="en" fo:country="GB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style:snap-to-layout-grid="false"/>
    </style:style>
    <style:style style:name="T240" style:parent-style-name="Fuentedepárrafopredeter." style:family="text">
      <style:text-properties fo:language="es" fo:country="EC"/>
    </style:style>
    <style:style style:name="P241" style:parent-style-name="Standard" style:family="paragraph">
      <style:paragraph-properties style:snap-to-layout-grid="false"/>
      <style:text-properties fo:language="es" fo:country="EC"/>
    </style:style>
    <style:style style:name="TableColumn243" style:family="table-column">
      <style:table-column-properties style:column-width="1.0625in" style:use-optimal-column-width="false"/>
    </style:style>
    <style:style style:name="TableColumn244" style:family="table-column">
      <style:table-column-properties style:column-width="1.4375in" style:use-optimal-column-width="false"/>
    </style:style>
    <style:style style:name="TableColumn245" style:family="table-column">
      <style:table-column-properties style:column-width="2.3638in" style:use-optimal-column-width="false"/>
    </style:style>
    <style:style style:name="Table242" style:family="table">
      <style:table-properties style:width="4.8638in" fo:margin-left="0in" table:align="lef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font-weight="bold" style:font-weight-asian="bold" style:font-weight-complex="bold"/>
    </style:style>
    <style:style style:name="TableCell2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fo:font-weight="bold" style:font-weight-asian="bold" style:font-weight-complex="bold"/>
    </style:style>
    <style:style style:name="TableCell2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font-weight="bold" style:font-weight-asian="bold" style:font-weight-complex="bold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Standard" style:family="paragraph">
      <style:paragraph-properties style:snap-to-layout-grid="false"/>
      <style:text-properties fo:language="es" fo:country="EC"/>
    </style:style>
    <style:style style:name="P262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s" fo:country="EC"/>
    </style:style>
    <style:style style:name="TableColumn264" style:family="table-column">
      <style:table-column-properties style:column-width="1.0486in" style:use-optimal-column-width="false"/>
    </style:style>
    <style:style style:name="TableColumn265" style:family="table-column">
      <style:table-column-properties style:column-width="2.4986in" style:use-optimal-column-width="false"/>
    </style:style>
    <style:style style:name="TableColumn266" style:family="table-column">
      <style:table-column-properties style:column-width="0.9201in" style:use-optimal-column-width="false"/>
    </style:style>
    <style:style style:name="TableColumn267" style:family="table-column">
      <style:table-column-properties style:column-width="1.5951in" style:use-optimal-column-width="false"/>
    </style:style>
    <style:style style:name="Table263" style:family="table">
      <style:table-properties style:width="6.0625in" fo:margin-left="-0.0784in" table:align="lef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70" style:parent-style-name="Standard" style:family="paragraph">
      <style:text-properties fo:font-weight="bold" style:font-weight-asian="bold" fo:language="en" fo:country="GB"/>
    </style:style>
    <style:style style:name="TableCell2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2" style:parent-style-name="Standard" style:family="paragraph">
      <style:paragraph-properties style:snap-to-layout-grid="false"/>
    </style:style>
    <style:style style:name="T273" style:parent-style-name="Fuentedepárrafopredeter." style:family="text">
      <style:text-properties fo:font-weight="bold" style:font-weight-asian="bold" fo:language="en" fo:country="GB"/>
    </style:style>
    <style:style style:name="T274" style:parent-style-name="Fuentedepárrafopredeter." style:family="text">
      <style:text-properties fo:font-weight="bold" style:font-weight-asian="bold" fo:language="en" fo:country="GB"/>
    </style:style>
    <style:style style:name="T275" style:parent-style-name="Fuentedepárrafopredeter." style:family="text">
      <style:text-properties fo:font-weight="bold" style:font-weight-asian="bold" fo:language="en" fo:country="GB"/>
    </style:style>
    <style:style style:name="T276" style:parent-style-name="Fuentedepárrafopredeter." style:family="text">
      <style:text-properties fo:font-weight="bold" style:font-weight-asian="bold" fo:language="en" fo:country="GB"/>
    </style:style>
    <style:style style:name="TableCell277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78" style:parent-style-name="Standard" style:family="paragraph">
      <style:text-properties fo:font-weight="bold" style:font-weight-asian="bold" fo:language="en" fo:country="GB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83" style:parent-style-name="Standard" style:family="paragraph">
      <style:text-properties fo:font-weight="bold" style:font-weight-asian="bold" fo:language="en" fo:country="GB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86" style:family="table-row">
      <style:table-row-properties style:min-row-height="0.0951in" style:use-optimal-row-height="false"/>
    </style:style>
    <style:style style:name="TableCell2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" style:parent-style-name="Standard" style:family="paragraph">
      <style:text-properties fo:font-weight="bold" style:font-weight-asian="bold" fo:language="en" fo:country="GB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91" style:family="table-row">
      <style:table-row-properties style:min-row-height="0.2201in" style:use-optimal-row-height="false"/>
    </style:style>
    <style:style style:name="TableCell2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" style:parent-style-name="Standard" style:family="paragraph">
      <style:paragraph-properties style:snap-to-layout-grid="false"/>
      <style:text-properties fo:language="en" fo:country="GB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paragraph-properties style:snap-to-layout-grid="false"/>
    </style:style>
    <style:style style:name="T296" style:parent-style-name="Fuentedepárrafopredeter." style:family="text">
      <style:text-properties fo:language="es" fo:country="EC"/>
    </style:style>
    <style:style style:name="P297" style:parent-style-name="Standard" style:family="paragraph">
      <style:paragraph-properties style:snap-to-layout-grid="false"/>
      <style:text-properties fo:language="es" fo:country="EC"/>
    </style:style>
    <style:style style:name="P298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s" fo:country="EC"/>
    </style:style>
    <style:style style:name="TableColumn300" style:family="table-column">
      <style:table-column-properties style:column-width="1.0486in" style:use-optimal-column-width="false"/>
    </style:style>
    <style:style style:name="TableColumn301" style:family="table-column">
      <style:table-column-properties style:column-width="2.4986in" style:use-optimal-column-width="false"/>
    </style:style>
    <style:style style:name="TableColumn302" style:family="table-column">
      <style:table-column-properties style:column-width="0.9201in" style:use-optimal-column-width="false"/>
    </style:style>
    <style:style style:name="TableColumn303" style:family="table-column">
      <style:table-column-properties style:column-width="1.5951in" style:use-optimal-column-width="false"/>
    </style:style>
    <style:style style:name="Table299" style:family="table">
      <style:table-properties style:width="6.0625in" fo:margin-left="-0.0784in" table:align="lef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06" style:parent-style-name="Standard" style:family="paragraph">
      <style:text-properties fo:font-weight="bold" style:font-weight-asian="bold" fo:language="en" fo:country="GB"/>
    </style:style>
    <style:style style:name="TableCell3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8" style:parent-style-name="Standard" style:family="paragraph">
      <style:paragraph-properties style:snap-to-layout-grid="false"/>
    </style:style>
    <style:style style:name="T309" style:parent-style-name="Fuentedepárrafopredeter." style:family="text">
      <style:text-properties fo:font-weight="bold" style:font-weight-asian="bold" fo:language="en" fo:country="GB"/>
    </style:style>
    <style:style style:name="T310" style:parent-style-name="Fuentedepárrafopredeter." style:family="text">
      <style:text-properties fo:font-weight="bold" style:font-weight-asian="bold" fo:language="en" fo:country="GB"/>
    </style:style>
    <style:style style:name="TableCell311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12" style:parent-style-name="Standard" style:family="paragraph">
      <style:text-properties fo:font-weight="bold" style:font-weight-asian="bold" fo:language="en" fo:country="GB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17" style:parent-style-name="Standard" style:family="paragraph">
      <style:text-properties fo:font-weight="bold" style:font-weight-asian="bold" fo:language="en" fo:country="GB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320" style:family="table-row">
      <style:table-row-properties style:min-row-height="0.0951in" style:use-optimal-row-height="false"/>
    </style:style>
    <style:style style:name="TableCell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" style:parent-style-name="Standard" style:family="paragraph">
      <style:text-properties fo:font-weight="bold" style:font-weight-asian="bold" fo:language="en" fo:country="GB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Standard" style:family="paragraph">
      <style:paragraph-properties style:snap-to-layout-grid="false"/>
    </style:style>
    <style:style style:name="T325" style:parent-style-name="Fuentedepárrafopredeter." style:family="text">
      <style:text-properties fo:font-weight="bold" style:font-weight-asian="bold" fo:language="en" fo:country="GB"/>
    </style:style>
    <style:style style:name="T326" style:parent-style-name="Fuentedepárrafopredeter." style:family="text">
      <style:text-properties fo:font-weight="bold" style:font-weight-asian="bold" fo:language="en" fo:country="GB"/>
    </style:style>
    <style:style style:name="T327" style:parent-style-name="Fuentedepárrafopredeter." style:family="text">
      <style:text-properties fo:font-weight="bold" style:font-weight-asian="bold" fo:language="en" fo:country="GB"/>
    </style:style>
    <style:style style:name="TableRow328" style:family="table-row">
      <style:table-row-properties style:min-row-height="0.2201in" style:use-optimal-row-height="false"/>
    </style:style>
    <style:style style:name="TableCell3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" style:parent-style-name="Standard" style:family="paragraph">
      <style:paragraph-properties style:snap-to-layout-grid="false"/>
      <style:text-properties fo:language="en" fo:country="GB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Standard" style:family="paragraph">
      <style:paragraph-properties style:snap-to-layout-grid="false"/>
      <style:text-properties fo:language="es" fo:country="EC"/>
    </style:style>
    <style:style style:name="TableColumn334" style:family="table-column">
      <style:table-column-properties style:column-width="1.4118in" style:use-optimal-column-width="false"/>
    </style:style>
    <style:style style:name="TableColumn335" style:family="table-column">
      <style:table-column-properties style:column-width="1.4763in" style:use-optimal-column-width="false"/>
    </style:style>
    <style:style style:name="TableColumn336" style:family="table-column">
      <style:table-column-properties style:column-width="1.9756in" style:use-optimal-column-width="false"/>
    </style:style>
    <style:style style:name="Table333" style:family="table">
      <style:table-properties style:width="4.8638in" fo:margin-left="0in" table:align="lef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fo:font-weight="bold" style:font-weight-asian="bold" style:font-weight-complex="bold"/>
    </style:style>
    <style:style style:name="TableCell3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fo:font-weight="bold" style:font-weight-asian="bold" style:font-weight-complex="bold"/>
    </style:style>
    <style:style style:name="TableCell3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fo:font-weight="bold" style:font-weight-asian="bold" style:font-weight-complex="bold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2" style:parent-style-name="Standard" style:family="paragraph">
      <style:paragraph-properties style:snap-to-layout-grid="false"/>
      <style:text-properties fo:language="es" fo:country="EC"/>
    </style:style>
    <style:style style:name="TableColumn374" style:family="table-column">
      <style:table-column-properties style:column-width="1.0625in" style:use-optimal-column-width="false"/>
    </style:style>
    <style:style style:name="TableColumn375" style:family="table-column">
      <style:table-column-properties style:column-width="1.4375in" style:use-optimal-column-width="false"/>
    </style:style>
    <style:style style:name="TableColumn376" style:family="table-column">
      <style:table-column-properties style:column-width="2.3638in" style:use-optimal-column-width="false"/>
    </style:style>
    <style:style style:name="Table373" style:family="table">
      <style:table-properties style:width="4.8638in" fo:margin-left="0in" table:align="lef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fo:font-weight="bold" style:font-weight-asian="bold" style:font-weight-complex="bold"/>
    </style:style>
    <style:style style:name="TableCell3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fo:font-weight="bold" style:font-weight-asian="bold" style:font-weight-complex="bold"/>
    </style:style>
    <style:style style:name="TableCell3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fo:font-weight="bold" style:font-weight-asian="bold" style:font-weight-complex="bold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8" style:parent-style-name="Standard" style:family="paragraph">
      <style:paragraph-properties style:snap-to-layout-grid="false"/>
      <style:text-properties fo:language="en" fo:country="GB"/>
    </style:style>
    <style:style style:name="P389" style:parent-style-name="Standard" style:family="paragraph">
      <style:paragraph-properties style:snap-to-layout-grid="false"/>
      <style:text-properties fo:language="en" fo:country="GB"/>
    </style:style>
    <style:style style:name="P390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392" style:family="table-column">
      <style:table-column-properties style:column-width="1.0486in" style:use-optimal-column-width="false"/>
    </style:style>
    <style:style style:name="TableColumn393" style:family="table-column">
      <style:table-column-properties style:column-width="2.4986in" style:use-optimal-column-width="false"/>
    </style:style>
    <style:style style:name="TableColumn394" style:family="table-column">
      <style:table-column-properties style:column-width="0.9201in" style:use-optimal-column-width="false"/>
    </style:style>
    <style:style style:name="TableColumn395" style:family="table-column">
      <style:table-column-properties style:column-width="1.5951in" style:use-optimal-column-width="false"/>
    </style:style>
    <style:style style:name="Table391" style:family="table">
      <style:table-properties style:width="6.0625in" fo:margin-left="-0.0784in" table:align="lef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98" style:parent-style-name="Standard" style:family="paragraph">
      <style:text-properties fo:font-weight="bold" style:font-weight-asian="bold" fo:language="en" fo:country="GB"/>
    </style:style>
    <style:style style:name="TableCell3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0" style:parent-style-name="Standard" style:family="paragraph">
      <style:paragraph-properties style:snap-to-layout-grid="false"/>
    </style:style>
    <style:style style:name="T401" style:parent-style-name="Fuentedepárrafopredeter." style:family="text">
      <style:text-properties fo:font-weight="bold" style:font-weight-asian="bold" fo:language="en" fo:country="GB"/>
    </style:style>
    <style:style style:name="T402" style:parent-style-name="Fuentedepárrafopredeter." style:family="text">
      <style:text-properties fo:font-weight="bold" style:font-weight-asian="bold" fo:language="en" fo:country="GB"/>
    </style:style>
    <style:style style:name="T403" style:parent-style-name="Fuentedepárrafopredeter." style:family="text">
      <style:text-properties fo:font-weight="bold" style:font-weight-asian="bold" fo:language="en" fo:country="GB"/>
    </style:style>
    <style:style style:name="T404" style:parent-style-name="Fuentedepárrafopredeter." style:family="text">
      <style:text-properties fo:font-weight="bold" style:font-weight-asian="bold" fo:language="en" fo:country="GB"/>
    </style:style>
    <style:style style:name="TableCell405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406" style:parent-style-name="Standard" style:family="paragraph">
      <style:text-properties fo:font-weight="bold" style:font-weight-asian="bold" fo:language="en" fo:country="GB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411" style:parent-style-name="Standard" style:family="paragraph">
      <style:text-properties fo:font-weight="bold" style:font-weight-asian="bold" fo:language="en" fo:country="GB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414" style:family="table-row">
      <style:table-row-properties style:min-row-height="0.0951in" style:use-optimal-row-height="false"/>
    </style:style>
    <style:style style:name="TableCell4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" style:parent-style-name="Standard" style:family="paragraph">
      <style:text-properties fo:font-weight="bold" style:font-weight-asian="bold" fo:language="en" fo:country="GB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Standard" style:family="paragraph">
      <style:paragraph-properties style:snap-to-layout-grid="false"/>
    </style:style>
    <style:style style:name="T419" style:parent-style-name="Fuentedepárrafopredeter." style:family="text">
      <style:text-properties fo:font-weight="bold" style:font-weight-asian="bold" fo:language="en" fo:country="GB"/>
    </style:style>
    <style:style style:name="T420" style:parent-style-name="Fuentedepárrafopredeter." style:family="text">
      <style:text-properties fo:font-weight="bold" style:font-weight-asian="bold" fo:language="en" fo:country="GB"/>
    </style:style>
    <style:style style:name="T421" style:parent-style-name="Fuentedepárrafopredeter." style:family="text">
      <style:text-properties fo:font-weight="bold" style:font-weight-asian="bold" fo:language="en" fo:country="GB"/>
    </style:style>
    <style:style style:name="TableRow422" style:family="table-row">
      <style:table-row-properties style:min-row-height="0.2201in" style:use-optimal-row-height="false"/>
    </style:style>
    <style:style style:name="TableCell4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4" style:parent-style-name="Standard" style:family="paragraph">
      <style:paragraph-properties style:snap-to-layout-grid="false"/>
      <style:text-properties fo:language="en" fo:country="GB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Standard" style:family="paragraph">
      <style:paragraph-properties style:snap-to-layout-grid="false"/>
    </style:style>
    <style:style style:name="T427" style:parent-style-name="Fuentedepárrafopredeter." style:family="text">
      <style:text-properties fo:language="es" fo:country="EC"/>
    </style:style>
    <style:style style:name="T428" style:parent-style-name="Fuentedepárrafopredeter." style:family="text">
      <style:text-properties fo:language="es" fo:country="EC"/>
    </style:style>
    <style:style style:name="P429" style:parent-style-name="Standard" style:family="paragraph">
      <style:paragraph-properties style:snap-to-layout-grid="false"/>
      <style:text-properties fo:language="es" fo:country="EC"/>
    </style:style>
    <style:style style:name="TableColumn431" style:family="table-column">
      <style:table-column-properties style:column-width="1.0625in" style:use-optimal-column-width="false"/>
    </style:style>
    <style:style style:name="TableColumn432" style:family="table-column">
      <style:table-column-properties style:column-width="1.4375in" style:use-optimal-column-width="false"/>
    </style:style>
    <style:style style:name="TableColumn433" style:family="table-column">
      <style:table-column-properties style:column-width="2.3638in" style:use-optimal-column-width="false"/>
    </style:style>
    <style:style style:name="Table430" style:family="table">
      <style:table-properties style:width="4.8638in" fo:margin-left="0in" table:align="lef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fo:font-weight="bold" style:font-weight-asian="bold" style:font-weight-complex="bold"/>
    </style:style>
    <style:style style:name="TableCell4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fo:font-weight="bold" style:font-weight-asian="bold" style:font-weight-complex="bold"/>
    </style:style>
    <style:style style:name="TableCell4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fo:font-weight="bold" style:font-weight-asian="bold" style:font-weight-complex="bold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5" style:parent-style-name="Standard" style:family="paragraph">
      <style:paragraph-properties style:snap-to-layout-grid="false"/>
      <style:text-properties fo:language="es" fo:country="EC"/>
    </style:style>
    <style:style style:name="TableColumn447" style:family="table-column">
      <style:table-column-properties style:column-width="1.0625in" style:use-optimal-column-width="false"/>
    </style:style>
    <style:style style:name="TableColumn448" style:family="table-column">
      <style:table-column-properties style:column-width="1.4375in" style:use-optimal-column-width="false"/>
    </style:style>
    <style:style style:name="TableColumn449" style:family="table-column">
      <style:table-column-properties style:column-width="2.3638in" style:use-optimal-column-width="false"/>
    </style:style>
    <style:style style:name="Table446" style:family="table">
      <style:table-properties style:width="4.8638in" fo:margin-left="0in" table:align="left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fo:font-weight="bold" style:font-weight-asian="bold" style:font-weight-complex="bold"/>
    </style:style>
    <style:style style:name="TableCell4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text-properties fo:font-weight="bold" style:font-weight-asian="bold" style:font-weight-complex="bold"/>
    </style:style>
    <style:style style:name="TableCell45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fo:font-weight="bold" style:font-weight-asian="bold" style:font-weight-complex="bold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1" style:parent-style-name="Standard" style:family="paragraph">
      <style:paragraph-properties style:snap-to-layout-grid="false"/>
      <style:text-properties fo:language="en" fo:country="GB"/>
    </style:style>
    <style:style style:name="P462" style:parent-style-name="Standard" style:family="paragraph">
      <style:paragraph-properties style:snap-to-layout-grid="false"/>
      <style:text-properties fo:language="en" fo:country="GB"/>
    </style:style>
    <style:style style:name="P463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TableColumn465" style:family="table-column">
      <style:table-column-properties style:column-width="1.0486in" style:use-optimal-column-width="false"/>
    </style:style>
    <style:style style:name="TableColumn466" style:family="table-column">
      <style:table-column-properties style:column-width="2.4986in" style:use-optimal-column-width="false"/>
    </style:style>
    <style:style style:name="TableColumn467" style:family="table-column">
      <style:table-column-properties style:column-width="0.9201in" style:use-optimal-column-width="false"/>
    </style:style>
    <style:style style:name="TableColumn468" style:family="table-column">
      <style:table-column-properties style:column-width="1.5951in" style:use-optimal-column-width="false"/>
    </style:style>
    <style:style style:name="Table464" style:family="table">
      <style:table-properties style:width="6.0625in" fo:margin-left="-0.0784in" table:align="lef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471" style:parent-style-name="Standard" style:family="paragraph">
      <style:text-properties fo:font-weight="bold" style:font-weight-asian="bold" fo:language="en" fo:country="GB"/>
    </style:style>
    <style:style style:name="TableCell4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3" style:parent-style-name="Standard" style:family="paragraph">
      <style:paragraph-properties style:snap-to-layout-grid="false"/>
    </style:style>
    <style:style style:name="T474" style:parent-style-name="Fuentedepárrafopredeter." style:family="text">
      <style:text-properties fo:font-weight="bold" style:font-weight-asian="bold" fo:language="en" fo:country="GB"/>
    </style:style>
    <style:style style:name="T475" style:parent-style-name="Fuentedepárrafopredeter." style:family="text">
      <style:text-properties fo:font-weight="bold" style:font-weight-asian="bold" fo:language="en" fo:country="GB"/>
    </style:style>
    <style:style style:name="T476" style:parent-style-name="Fuentedepárrafopredeter." style:family="text">
      <style:text-properties fo:font-weight="bold" style:font-weight-asian="bold" fo:language="en" fo:country="GB"/>
    </style:style>
    <style:style style:name="T477" style:parent-style-name="Fuentedepárrafopredeter." style:family="text">
      <style:text-properties fo:font-weight="bold" style:font-weight-asian="bold" fo:language="en" fo:country="GB"/>
    </style:style>
    <style:style style:name="TableCell478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479" style:parent-style-name="Standard" style:family="paragraph">
      <style:text-properties fo:font-weight="bold" style:font-weight-asian="bold" fo:language="en" fo:country="GB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484" style:parent-style-name="Standard" style:family="paragraph">
      <style:text-properties fo:font-weight="bold" style:font-weight-asian="bold" fo:language="en" fo:country="GB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487" style:family="table-row">
      <style:table-row-properties style:min-row-height="0.0951in" style:use-optimal-row-height="false"/>
    </style:style>
    <style:style style:name="TableCell4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9" style:parent-style-name="Standard" style:family="paragraph">
      <style:text-properties fo:font-weight="bold" style:font-weight-asian="bold" fo:language="en" fo:country="GB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Standard" style:family="paragraph">
      <style:paragraph-properties style:snap-to-layout-grid="false"/>
    </style:style>
    <style:style style:name="T492" style:parent-style-name="Fuentedepárrafopredeter." style:family="text">
      <style:text-properties fo:font-weight="bold" style:font-weight-asian="bold" fo:language="en" fo:country="GB"/>
    </style:style>
    <style:style style:name="TableRow493" style:family="table-row">
      <style:table-row-properties style:min-row-height="0.2201in" style:use-optimal-row-height="false"/>
    </style:style>
    <style:style style:name="TableCell4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5" style:parent-style-name="Standard" style:family="paragraph">
      <style:paragraph-properties style:snap-to-layout-grid="false"/>
      <style:text-properties fo:language="en" fo:country="GB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Standard" style:family="paragraph">
      <style:paragraph-properties style:snap-to-layout-grid="false"/>
    </style:style>
    <style:style style:name="T498" style:parent-style-name="Fuentedepárrafopredeter." style:family="text">
      <style:text-properties fo:language="es" fo:country="EC"/>
    </style:style>
    <style:style style:name="T499" style:parent-style-name="Fuentedepárrafopredeter." style:family="text">
      <style:text-properties fo:language="es" fo:country="EC"/>
    </style:style>
    <style:style style:name="P500" style:parent-style-name="Standard" style:family="paragraph">
      <style:paragraph-properties style:snap-to-layout-grid="false"/>
      <style:text-properties fo:language="es" fo:country="EC"/>
    </style:style>
    <style:style style:name="TableColumn502" style:family="table-column">
      <style:table-column-properties style:column-width="1.0625in" style:use-optimal-column-width="false"/>
    </style:style>
    <style:style style:name="TableColumn503" style:family="table-column">
      <style:table-column-properties style:column-width="1.4375in" style:use-optimal-column-width="false"/>
    </style:style>
    <style:style style:name="TableColumn504" style:family="table-column">
      <style:table-column-properties style:column-width="2.3638in" style:use-optimal-column-width="false"/>
    </style:style>
    <style:style style:name="Table501" style:family="table">
      <style:table-properties style:width="4.8638in" fo:margin-left="0in" table:align="lef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TableContents" style:family="paragraph">
      <style:text-properties fo:font-weight="bold" style:font-weight-asian="bold" style:font-weight-complex="bold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TableContents" style:family="paragraph">
      <style:text-properties fo:font-weight="bold" style:font-weight-asian="bold" style:font-weight-complex="bold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TableContents" style:family="paragraph">
      <style:text-properties fo:font-weight="bold" style:font-weight-asian="bold" style:font-weight-complex="bold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Standard" style:family="paragraph">
      <style:paragraph-properties style:snap-to-layout-grid="false"/>
      <style:text-properties fo:language="es" fo:country="EC"/>
    </style:style>
    <style:style style:name="TableColumn522" style:family="table-column">
      <style:table-column-properties style:column-width="1.0625in" style:use-optimal-column-width="false"/>
    </style:style>
    <style:style style:name="TableColumn523" style:family="table-column">
      <style:table-column-properties style:column-width="1.4375in" style:use-optimal-column-width="false"/>
    </style:style>
    <style:style style:name="TableColumn524" style:family="table-column">
      <style:table-column-properties style:column-width="2.3638in" style:use-optimal-column-width="false"/>
    </style:style>
    <style:style style:name="Table521" style:family="table">
      <style:table-properties style:width="4.8638in" fo:margin-left="0in" table:align="lef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fo:font-weight="bold" style:font-weight-asian="bold" style:font-weight-complex="bold"/>
    </style:style>
    <style:style style:name="TableCell5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fo:font-weight="bold" style:font-weight-asian="bold" style:font-weight-complex="bold"/>
    </style:style>
    <style:style style:name="TableCell5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fo:font-weight="bold" style:font-weight-asian="bold" style:font-weight-complex="bold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6" style:parent-style-name="Standard" style:family="paragraph">
      <style:paragraph-properties style:snap-to-layout-grid="false"/>
      <style:text-properties fo:language="en" fo:country="GB"/>
    </style:style>
    <style:style style:name="P537" style:parent-style-name="Standard" style:family="paragraph">
      <style:paragraph-properties style:snap-to-layout-grid="false"/>
      <style:text-properties fo:language="en" fo:country="GB"/>
    </style:style>
    <style:style style:name="P538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TableColumn540" style:family="table-column">
      <style:table-column-properties style:column-width="1.0486in" style:use-optimal-column-width="false"/>
    </style:style>
    <style:style style:name="TableColumn541" style:family="table-column">
      <style:table-column-properties style:column-width="2.4986in" style:use-optimal-column-width="false"/>
    </style:style>
    <style:style style:name="TableColumn542" style:family="table-column">
      <style:table-column-properties style:column-width="0.9201in" style:use-optimal-column-width="false"/>
    </style:style>
    <style:style style:name="TableColumn543" style:family="table-column">
      <style:table-column-properties style:column-width="1.5951in" style:use-optimal-column-width="false"/>
    </style:style>
    <style:style style:name="Table539" style:family="table">
      <style:table-properties style:width="6.0625in" fo:margin-left="0in" table:align="left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546" style:parent-style-name="Standard" style:family="paragraph">
      <style:text-properties fo:font-weight="bold" style:font-weight-asian="bold" fo:language="en" fo:country="GB"/>
    </style:style>
    <style:style style:name="TableCell5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8" style:parent-style-name="Standard" style:family="paragraph">
      <style:paragraph-properties style:snap-to-layout-grid="false"/>
    </style:style>
    <style:style style:name="T549" style:parent-style-name="Fuentedepárrafopredeter." style:family="text">
      <style:text-properties fo:font-weight="bold" style:font-weight-asian="bold" fo:language="en" fo:country="GB"/>
    </style:style>
    <style:style style:name="TableCell55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551" style:parent-style-name="Standard" style:family="paragraph">
      <style:text-properties fo:font-weight="bold" style:font-weight-asian="bold" fo:language="en" fo:country="GB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556" style:parent-style-name="Standard" style:family="paragraph">
      <style:text-properties fo:font-weight="bold" style:font-weight-asian="bold" fo:language="en" fo:country="GB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559" style:family="table-row">
      <style:table-row-properties style:min-row-height="0.0951in" style:use-optimal-row-height="false"/>
    </style:style>
    <style:style style:name="TableCell5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1" style:parent-style-name="Standard" style:family="paragraph">
      <style:text-properties fo:font-weight="bold" style:font-weight-asian="bold" fo:language="en" fo:country="GB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Standard" style:family="paragraph">
      <style:paragraph-properties style:snap-to-layout-grid="false"/>
    </style:style>
    <style:style style:name="T564" style:parent-style-name="Fuentedepárrafopredeter." style:family="text">
      <style:text-properties fo:font-weight="bold" style:font-weight-asian="bold" fo:language="es" fo:country="EC"/>
    </style:style>
    <style:style style:name="T565" style:parent-style-name="Fuentedepárrafopredeter." style:family="text">
      <style:text-properties fo:font-weight="bold" style:font-weight-asian="bold" fo:language="en" fo:country="GB"/>
    </style:style>
    <style:style style:name="TableRow566" style:family="table-row">
      <style:table-row-properties style:min-row-height="0.2201in" style:use-optimal-row-height="false"/>
    </style:style>
    <style:style style:name="TableCell5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8" style:parent-style-name="Standard" style:family="paragraph">
      <style:paragraph-properties style:snap-to-layout-grid="false"/>
      <style:text-properties fo:language="es" fo:country="EC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Standard" style:family="paragraph">
      <style:paragraph-properties style:snap-to-layout-grid="false"/>
    </style:style>
    <style:style style:name="T571" style:parent-style-name="Fuentedepárrafopredeter." style:family="text">
      <style:text-properties fo:language="es" fo:country="EC"/>
    </style:style>
    <style:style style:name="T572" style:parent-style-name="Fuentedepárrafopredeter." style:family="text">
      <style:text-properties fo:language="es" fo:country="EC"/>
    </style:style>
    <style:style style:name="P573" style:parent-style-name="Standard" style:family="paragraph">
      <style:paragraph-properties style:snap-to-layout-grid="false"/>
      <style:text-properties fo:language="es" fo:country="EC"/>
    </style:style>
    <style:style style:name="TableColumn575" style:family="table-column">
      <style:table-column-properties style:column-width="1.0625in" style:use-optimal-column-width="false"/>
    </style:style>
    <style:style style:name="TableColumn576" style:family="table-column">
      <style:table-column-properties style:column-width="1.4375in" style:use-optimal-column-width="false"/>
    </style:style>
    <style:style style:name="TableColumn577" style:family="table-column">
      <style:table-column-properties style:column-width="2.3638in" style:use-optimal-column-width="false"/>
    </style:style>
    <style:style style:name="Table574" style:family="table">
      <style:table-properties style:width="4.8638in" fo:margin-left="0in" table:align="left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TableContents" style:family="paragraph">
      <style:text-properties fo:font-weight="bold" style:font-weight-asian="bold" style:font-weight-complex="bold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TableContents" style:family="paragraph">
      <style:text-properties fo:font-weight="bold" style:font-weight-asian="bold" style:font-weight-complex="bold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TableContents" style:family="paragraph">
      <style:text-properties fo:font-weight="bold" style:font-weight-asian="bold" style:font-weight-complex="bold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Standard" style:family="paragraph">
      <style:paragraph-properties style:snap-to-layout-grid="false"/>
      <style:text-properties fo:language="es" fo:country="EC"/>
    </style:style>
    <style:style style:name="TableColumn595" style:family="table-column">
      <style:table-column-properties style:column-width="1.0625in" style:use-optimal-column-width="false"/>
    </style:style>
    <style:style style:name="TableColumn596" style:family="table-column">
      <style:table-column-properties style:column-width="1.4375in" style:use-optimal-column-width="false"/>
    </style:style>
    <style:style style:name="TableColumn597" style:family="table-column">
      <style:table-column-properties style:column-width="2.3638in" style:use-optimal-column-width="false"/>
    </style:style>
    <style:style style:name="Table594" style:family="table">
      <style:table-properties style:width="4.8638in" fo:margin-left="0in" table:align="left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fo:font-weight="bold" style:font-weight-asian="bold" style:font-weight-complex="bold"/>
    </style:style>
    <style:style style:name="TableCell6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2" style:parent-style-name="TableContents" style:family="paragraph">
      <style:text-properties fo:font-weight="bold" style:font-weight-asian="bold" style:font-weight-complex="bold"/>
    </style:style>
    <style:style style:name="TableCell6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4" style:parent-style-name="TableContents" style:family="paragraph">
      <style:text-properties fo:font-weight="bold" style:font-weight-asian="bold" style:font-weight-complex="bold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9" style:parent-style-name="Standard" style:family="paragraph">
      <style:paragraph-properties style:snap-to-layout-grid="false"/>
      <style:text-properties fo:language="en" fo:country="GB"/>
    </style:style>
    <style:style style:name="P610" style:parent-style-name="Standard" style:family="paragraph">
      <style:paragraph-properties style:snap-to-layout-grid="false"/>
      <style:text-properties fo:language="en" fo:country="GB"/>
    </style:style>
    <style:style style:name="P611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612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613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614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TableColumn616" style:family="table-column">
      <style:table-column-properties style:column-width="1.0486in" style:use-optimal-column-width="false"/>
    </style:style>
    <style:style style:name="TableColumn617" style:family="table-column">
      <style:table-column-properties style:column-width="2.4986in" style:use-optimal-column-width="false"/>
    </style:style>
    <style:style style:name="TableColumn618" style:family="table-column">
      <style:table-column-properties style:column-width="0.9201in" style:use-optimal-column-width="false"/>
    </style:style>
    <style:style style:name="TableColumn619" style:family="table-column">
      <style:table-column-properties style:column-width="1.5951in" style:use-optimal-column-width="false"/>
    </style:style>
    <style:style style:name="Table615" style:family="table">
      <style:table-properties style:width="6.0625in" fo:margin-left="0in" table:align="lef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622" style:parent-style-name="Standard" style:family="paragraph">
      <style:text-properties fo:font-weight="bold" style:font-weight-asian="bold" fo:language="en" fo:country="GB"/>
    </style:style>
    <style:style style:name="TableCell6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4" style:parent-style-name="Standard" style:family="paragraph">
      <style:paragraph-properties style:snap-to-layout-grid="false"/>
    </style:style>
    <style:style style:name="T625" style:parent-style-name="Fuentedepárrafopredeter." style:family="text">
      <style:text-properties fo:font-weight="bold" style:font-weight-asian="bold" fo:language="en" fo:country="GB"/>
    </style:style>
    <style:style style:name="TableCell626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627" style:parent-style-name="Standard" style:family="paragraph">
      <style:text-properties fo:font-weight="bold" style:font-weight-asian="bold" fo:language="en" fo:country="GB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632" style:parent-style-name="Standard" style:family="paragraph">
      <style:text-properties fo:font-weight="bold" style:font-weight-asian="bold" fo:language="en" fo:country="GB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635" style:family="table-row">
      <style:table-row-properties style:min-row-height="0.0951in" style:use-optimal-row-height="false"/>
    </style:style>
    <style:style style:name="TableCell6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37" style:parent-style-name="Standard" style:family="paragraph">
      <style:text-properties fo:font-weight="bold" style:font-weight-asian="bold" fo:language="en" fo:country="GB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Standard" style:family="paragraph">
      <style:paragraph-properties style:snap-to-layout-grid="false"/>
    </style:style>
    <style:style style:name="T640" style:parent-style-name="Fuentedepárrafopredeter." style:family="text">
      <style:text-properties fo:font-weight="bold" style:font-weight-asian="bold" fo:language="es" fo:country="EC"/>
    </style:style>
    <style:style style:name="TableRow641" style:family="table-row">
      <style:table-row-properties style:min-row-height="0.2201in" style:use-optimal-row-height="false"/>
    </style:style>
    <style:style style:name="TableCell6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43" style:parent-style-name="Standard" style:family="paragraph">
      <style:paragraph-properties style:snap-to-layout-grid="false"/>
      <style:text-properties fo:language="es" fo:country="EC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Standard" style:family="paragraph">
      <style:paragraph-properties style:snap-to-layout-grid="false"/>
    </style:style>
    <style:style style:name="T646" style:parent-style-name="Fuentedepárrafopredeter." style:family="text">
      <style:text-properties fo:language="es" fo:country="EC"/>
    </style:style>
    <style:style style:name="T647" style:parent-style-name="Fuentedepárrafopredeter." style:family="text">
      <style:text-properties fo:language="es" fo:country="EC"/>
    </style:style>
    <style:style style:name="P648" style:parent-style-name="Standard" style:family="paragraph">
      <style:paragraph-properties style:snap-to-layout-grid="false"/>
      <style:text-properties fo:language="es" fo:country="EC"/>
    </style:style>
    <style:style style:name="TableColumn650" style:family="table-column">
      <style:table-column-properties style:column-width="1.1381in" style:use-optimal-column-width="false"/>
    </style:style>
    <style:style style:name="TableColumn651" style:family="table-column">
      <style:table-column-properties style:column-width="1.502in" style:use-optimal-column-width="false"/>
    </style:style>
    <style:style style:name="TableColumn652" style:family="table-column">
      <style:table-column-properties style:column-width="2.3638in" style:use-optimal-column-width="false"/>
    </style:style>
    <style:style style:name="Table649" style:family="table">
      <style:table-properties style:width="5.0041in" fo:margin-left="0in" table:align="left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TableContents" style:family="paragraph">
      <style:text-properties fo:font-weight="bold" style:font-weight-asian="bold" style:font-weight-complex="bold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TableContents" style:family="paragraph">
      <style:text-properties fo:font-weight="bold" style:font-weight-asian="bold" style:font-weight-complex="bold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TableContents" style:family="paragraph">
      <style:text-properties fo:font-weight="bold" style:font-weight-asian="bold" style:font-weight-complex="bold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TableContents" style:family="paragraph">
      <style:text-properties fo:language="es" fo:country="EC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Standard" style:family="paragraph">
      <style:paragraph-properties style:snap-to-layout-grid="false"/>
      <style:text-properties fo:language="es" fo:country="EC"/>
    </style:style>
    <style:style style:name="TableColumn679" style:family="table-column">
      <style:table-column-properties style:column-width="1.0625in" style:use-optimal-column-width="false"/>
    </style:style>
    <style:style style:name="TableColumn680" style:family="table-column">
      <style:table-column-properties style:column-width="1.4375in" style:use-optimal-column-width="false"/>
    </style:style>
    <style:style style:name="TableColumn681" style:family="table-column">
      <style:table-column-properties style:column-width="2.3638in" style:use-optimal-column-width="false"/>
    </style:style>
    <style:style style:name="Table678" style:family="table">
      <style:table-properties style:width="4.8638in" fo:margin-left="0in" table:align="left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4" style:parent-style-name="TableContents" style:family="paragraph">
      <style:text-properties fo:font-weight="bold" style:font-weight-asian="bold" style:font-weight-complex="bold"/>
    </style:style>
    <style:style style:name="TableCell6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6" style:parent-style-name="TableContents" style:family="paragraph">
      <style:text-properties fo:font-weight="bold" style:font-weight-asian="bold" style:font-weight-complex="bold"/>
    </style:style>
    <style:style style:name="TableCell6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88" style:parent-style-name="TableContents" style:family="paragraph">
      <style:text-properties fo:font-weight="bold" style:font-weight-asian="bold" style:font-weight-complex="bold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3" style:parent-style-name="Standard" style:family="paragraph">
      <style:paragraph-properties style:snap-to-layout-grid="false"/>
      <style:text-properties fo:language="en" fo:country="GB"/>
    </style:style>
    <style:style style:name="P694" style:parent-style-name="Standard" style:family="paragraph">
      <style:paragraph-properties style:snap-to-layout-grid="false"/>
      <style:text-properties fo:language="en" fo:country="GB"/>
    </style:style>
    <style:style style:name="P695" style:parent-style-name="Standard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&lt;Sistema para venta de medicamentos en una farmacia&gt;</text:p>
      <text:p text:style-name="P23"><text:span text:style-name="T24"><text:s/>Requerimientos Desarrollador</text:span></text:p>
      <text:p text:style-name="P25">Versión &lt;3.0&gt;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56">HISTORIAL DE REVISIONES</text:p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Fecha</text:p>
          </table:table-cell>
          <table:table-cell table:style-name="TableCell66">
            <text:p text:style-name="P67">Versión</text:p>
          </table:table-cell>
          <table:table-cell table:style-name="TableCell68">
            <text:p text:style-name="P69">Descripción</text:p>
          </table:table-cell>
          <table:table-cell table:style-name="TableCell70">
            <text:p text:style-name="P71">Autor</text:p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90"/>
      <text:p text:style-name="P101">REQUERIMIENTOS NO FUNCIONALES</text:p>
      <text:p text:style-name="P102"/>
      <text:p text:style-name="P103"/>
      <text:p text:style-name="P104"/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ID:</text:p>
          </table:table-cell>
          <table:table-cell table:style-name="TableCell113">
            <text:p text:style-name="P114">SISSFF-RNF-01</text:p>
          </table:table-cell>
          <table:table-cell table:style-name="TableCell115">
            <text:p text:style-name="P116">Relación:</text:p>
          </table:table-cell>
          <table:table-cell table:style-name="TableCell117">
            <text:p text:style-name="P118">SISSFF-001</text:p>
          </table:table-cell>
        </table:table-row>
        <table:table-row table:style-name="TableRow119">
          <table:table-cell table:style-name="TableCell120">
            <text:p text:style-name="P121">Descripción:</text:p>
          </table:table-cell>
          <table:table-cell table:style-name="TableCell122" table:number-columns-spanned="3">
            <text:p text:style-name="P123">Producto</text:p>
          </table:table-cell>
          <table:covered-table-cell/>
          <table:covered-table-cell/>
        </table:table-row>
        <table:table-row table:style-name="TableRow124">
          <table:table-cell table:style-name="TableCell125">
            <text:p text:style-name="P126"/>
            <text:p text:style-name="P127"/>
          </table:table-cell>
          <table:table-cell table:style-name="TableCell128" table:number-columns-spanned="3">
            <text:list text:style-name="LFO2" text:continue-numbering="true">
              <text:list-item>
                <text:p text:style-name="P129">Especifican comportamiento del producto.<text:s/></text:p>
              </text:list-item>
            </text:list>
          </table:table-cell>
          <table:covered-table-cell/>
          <table:covered-table-cell/>
        </table:table-row>
      </table:table>
      <text:p text:style-name="P130"/>
      <text:p text:style-name="P131"/>
      <text:p text:style-name="P132"/>
      <table:table table:style-name="Table133">
        <table:table-columns>
          <table:table-column table:style-name="TableColumn134"/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>
            <text:p text:style-name="P140">ID:</text:p>
          </table:table-cell>
          <table:table-cell table:style-name="TableCell141">
            <text:p text:style-name="P142">SISSFF-RNF-02</text:p>
          </table:table-cell>
          <table:table-cell table:style-name="TableCell143">
            <text:p text:style-name="P144">Relación:</text:p>
          </table:table-cell>
          <table:table-cell table:style-name="TableCell145">
            <text:p text:style-name="P146">SISSFF-002</text:p>
          </table:table-cell>
        </table:table-row>
        <table:table-row table:style-name="TableRow147">
          <table:table-cell table:style-name="TableCell148">
            <text:p text:style-name="P149">Descripción:</text:p>
          </table:table-cell>
          <table:table-cell table:style-name="TableCell150" table:number-columns-spanned="3">
            <text:p text:style-name="P151">Organizaciones<text:s/></text:p>
          </table:table-cell>
          <table:covered-table-cell/>
          <table:covered-table-cell/>
        </table:table-row>
        <table:table-row table:style-name="TableRow152">
          <table:table-cell table:style-name="TableCell153">
            <text:p text:style-name="P154"/>
            <text:p text:style-name="P155"/>
          </table:table-cell>
          <table:table-cell table:style-name="TableCell156" table:number-columns-spanned="3">
            <text:list text:style-name="LFO2" text:continue-numbering="true">
              <text:list-item>
                <text:p text:style-name="P157">Se derivan a las políticas y procedimientos existentes en la organización del cliente y en la del desarrollador.</text:p>
              </text:list-item>
              <text:list-item>
                <text:p text:style-name="P158">Proceso de desarrollo del sistema y los documentos a entregar, éstos deben apegarse al proceso y a los productos.</text:p>
              </text:list-item>
            </text:list>
          </table:table-cell>
          <table:covered-table-cell/>
          <table:covered-table-cell/>
        </table:table-row>
      </table:table>
      <text:p text:style-name="P159"/>
      <text:p text:style-name="P160"/>
      <text:p text:style-name="P161"/>
      <table:table table:style-name="Table162">
        <table:table-columns>
          <table:table-column table:style-name="TableColumn163"/>
          <table:table-column table:style-name="TableColumn164"/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>
            <text:p text:style-name="P169">ID:</text:p>
          </table:table-cell>
          <table:table-cell table:style-name="TableCell170">
            <text:p text:style-name="P171">SISSFF-RNF-03</text:p>
          </table:table-cell>
          <table:table-cell table:style-name="TableCell172">
            <text:p text:style-name="P173">Relación:</text:p>
          </table:table-cell>
          <table:table-cell table:style-name="TableCell174">
            <text:p text:style-name="P175">SISSFF-003</text:p>
          </table:table-cell>
        </table:table-row>
        <table:table-row table:style-name="TableRow176">
          <table:table-cell table:style-name="TableCell177">
            <text:p text:style-name="P178">Descripción:</text:p>
          </table:table-cell>
          <table:table-cell table:style-name="TableCell179" table:number-columns-spanned="3">
            <text:p text:style-name="P180">R. Externos</text:p>
          </table:table-cell>
          <table:covered-table-cell/>
          <table:covered-table-cell/>
        </table:table-row>
        <table:table-row table:style-name="TableRow181">
          <table:table-cell table:style-name="TableCell182">
            <text:p text:style-name="P183"/>
            <text:p text:style-name="P184"/>
          </table:table-cell>
          <table:table-cell table:style-name="TableCell185" table:number-columns-spanned="3">
            <text:list text:style-name="LFO2" text:continue-numbering="true">
              <text:list-item>
                <text:p text:style-name="P186">Esta enlazado con los factores externos al sistema y su proceso de desarrollo, incluyen los requerimientos de interoperabilidad.<text:s/></text:p>
              </text:list-item>
              <text:list-item>
                <text:p text:style-name="P187">El sistema no deberá revelar a sus operadores alguna información personal de los clientes excepto su nombre y número de referencia.</text:p>
              </text:list-item>
            </text:list>
          </table:table-cell>
          <table:covered-table-cell/>
          <table:covered-table-cell/>
        </table:table-row>
      </table:table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>REQUERIMIENTOS FUNCIONALES</text:p>
      <text:p text:style-name="P210"/>
      <table:table table:style-name="Table211">
        <table:table-columns>
          <table:table-column table:style-name="TableColumn212"/>
          <table:table-column table:style-name="TableColumn213"/>
          <table:table-column table:style-name="TableColumn214"/>
          <table:table-column table:style-name="TableColumn215"/>
        </table:table-columns>
        <table:table-row table:style-name="TableRow216">
          <table:table-cell table:style-name="TableCell217">
            <text:p text:style-name="P218">ID:</text:p>
          </table:table-cell>
          <table:table-cell table:style-name="TableCell219">
            <text:p text:style-name="P220">SISSFF-RF-MAU-01</text:p>
          </table:table-cell>
          <table:table-cell table:style-name="TableCell221">
            <text:p text:style-name="P222">Relación:</text:p>
          </table:table-cell>
          <table:table-cell table:style-name="TableCell223">
            <text:p text:style-name="P224">SISSFF-001</text:p>
          </table:table-cell>
        </table:table-row>
        <table:table-row table:style-name="TableRow225">
          <table:table-cell table:style-name="TableCell226">
            <text:p text:style-name="P227">Prioridad</text:p>
          </table:table-cell>
          <table:table-cell table:style-name="TableCell228" table:number-columns-spanned="3">
            <text:p text:style-name="P229">OBLIGATORIO</text:p>
          </table:table-cell>
          <table:covered-table-cell/>
          <table:covered-table-cell/>
        </table:table-row>
        <table:table-row table:style-name="TableRow230">
          <table:table-cell table:style-name="TableCell231">
            <text:p text:style-name="P232">Descripción:</text:p>
          </table:table-cell>
          <table:table-cell table:style-name="TableCell233" table:number-columns-spanned="3">
            <text:p text:style-name="P234">Inicio del sesion<text:s/></text:p>
          </table:table-cell>
          <table:covered-table-cell/>
          <table:covered-table-cell/>
        </table:table-row>
        <table:table-row table:style-name="TableRow235">
          <table:table-cell table:style-name="TableCell236">
            <text:p text:style-name="P237"/>
          </table:table-cell>
          <table:table-cell table:style-name="TableCell238" table:number-columns-spanned="3">
            <text:p text:style-name="P239"><text:span text:style-name="T240">Los datos para poder ingresar al Sistema de Información, son:</text:span></text:p>
            <text:p text:style-name="P241"/>
            <table:table table:style-name="Table242">
              <table:table-columns>
                <table:table-column table:style-name="TableColumn243"/>
                <table:table-column table:style-name="TableColumn244"/>
                <table:table-column table:style-name="TableColumn245"/>
              </table:table-columns>
              <table:table-row table:style-name="TableRow246">
                <table:table-cell table:style-name="TableCell247">
                  <text:p text:style-name="P248">Campo</text:p>
                </table:table-cell>
                <table:table-cell table:style-name="TableCell249">
                  <text:p text:style-name="P250">Tipo de Dato</text:p>
                </table:table-cell>
                <table:table-cell table:style-name="TableCell251">
                  <text:p text:style-name="P252">Observaciones</text:p>
                </table:table-cell>
              </table:table-row>
              <table:table-row table:style-name="TableRow253">
                <table:table-cell table:style-name="TableCell254">
                  <text:p text:style-name="TableContents">usuario</text:p>
                </table:table-cell>
                <table:table-cell table:style-name="TableCell255">
                  <text:p text:style-name="TableContents">VARCHAR(11)</text:p>
                </table:table-cell>
                <table:table-cell table:style-name="TableCell256">
                  <text:p text:style-name="TableContents">Alfanumérico; sin embargo, el primer caracter debe ser una letra (vocal o<text:s/>consonante).<text:s/>1letra y números de cedula<text:s/></text:p>
                </table:table-cell>
              </table:table-row>
              <table:table-row table:style-name="TableRow257">
                <table:table-cell table:style-name="TableCell258">
                  <text:p text:style-name="TableContents">contraseña</text:p>
                </table:table-cell>
                <table:table-cell table:style-name="TableCell259">
                  <text:p text:style-name="TableContents">VARCHAR(10)</text:p>
                </table:table-cell>
                <table:table-cell table:style-name="TableCell260">
                  <text:p text:style-name="TableContents">Alfanumérico y con caracteres especiales.</text:p>
                  <text:p text:style-name="TableContents">Siempre debe tener al menos un caracter con mayúscula, un número y un caracter especial.</text:p>
                </table:table-cell>
              </table:table-row>
            </table:table>
            <text:p text:style-name="P261"/>
          </table:table-cell>
          <table:covered-table-cell/>
          <table:covered-table-cell/>
        </table:table-row>
      </table:table>
      <text:p text:style-name="P262"/>
      <table:table table:style-name="Table263">
        <table:table-columns>
          <table:table-column table:style-name="TableColumn264"/>
          <table:table-column table:style-name="TableColumn265"/>
          <table:table-column table:style-name="TableColumn266"/>
          <table:table-column table:style-name="TableColumn267"/>
        </table:table-columns>
        <table:table-row table:style-name="TableRow268">
          <table:table-cell table:style-name="TableCell269">
            <text:p text:style-name="P270">ID:</text:p>
          </table:table-cell>
          <table:table-cell table:style-name="TableCell271">
            <text:p text:style-name="P272"><text:span text:style-name="T273">SI</text:span><text:span text:style-name="T274">SSFF</text:span><text:span text:style-name="T275">-RF-MAU-0</text:span><text:span text:style-name="T276">2</text:span></text:p>
          </table:table-cell>
          <table:table-cell table:style-name="TableCell277">
            <text:p text:style-name="P278">Relación:</text:p>
          </table:table-cell>
          <table:table-cell table:style-name="TableCell279">
            <text:p text:style-name="P280">SISSFF-002</text:p>
          </table:table-cell>
        </table:table-row>
        <table:table-row table:style-name="TableRow281">
          <table:table-cell table:style-name="TableCell282">
            <text:p text:style-name="P283">Prioridad</text:p>
          </table:table-cell>
          <table:table-cell table:style-name="TableCell284" table:number-columns-spanned="3">
            <text:p text:style-name="P285">OBLIGATORIO</text:p>
          </table:table-cell>
          <table:covered-table-cell/>
          <table:covered-table-cell/>
        </table:table-row>
        <table:table-row table:style-name="TableRow286">
          <table:table-cell table:style-name="TableCell287">
            <text:p text:style-name="P288">Descripción:</text:p>
          </table:table-cell>
          <table:table-cell table:style-name="TableCell289" table:number-columns-spanned="3">
            <text:p text:style-name="P290">Recuperar Clave</text:p>
          </table:table-cell>
          <table:covered-table-cell/>
          <table:covered-table-cell/>
        </table:table-row>
        <table:table-row table:style-name="TableRow291">
          <table:table-cell table:style-name="TableCell292">
            <text:p text:style-name="P293"/>
          </table:table-cell>
          <table:table-cell table:style-name="TableCell294" table:number-columns-spanned="3">
            <text:p text:style-name="P295"><text:span text:style-name="T296">Para recuperar la clave se debe enviar un correo electrónico un enlace que permita modificar la clave y volver a ingresar con la nueva clave.</text:span></text:p>
            <text:p text:style-name="P297"/>
          </table:table-cell>
          <table:covered-table-cell/>
          <table:covered-table-cell/>
        </table:table-row>
      </table:table>
      <text:p text:style-name="P298"/>
      <table:table table:style-name="Table299">
        <table:table-columns>
          <table:table-column table:style-name="TableColumn300"/>
          <table:table-column table:style-name="TableColumn301"/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>
            <text:p text:style-name="P306">ID:</text:p>
          </table:table-cell>
          <table:table-cell table:style-name="TableCell307">
            <text:p text:style-name="P308"><text:span text:style-name="T309">SISHOT-RF-MAU-0</text:span><text:span text:style-name="T310">3</text:span></text:p>
          </table:table-cell>
          <table:table-cell table:style-name="TableCell311">
            <text:p text:style-name="P312">Relación:</text:p>
          </table:table-cell>
          <table:table-cell table:style-name="TableCell313">
            <text:p text:style-name="P314">SISSFF-003</text:p>
          </table:table-cell>
        </table:table-row>
        <table:table-row table:style-name="TableRow315">
          <table:table-cell table:style-name="TableCell316">
            <text:p text:style-name="P317">Prioridad</text:p>
          </table:table-cell>
          <table:table-cell table:style-name="TableCell318" table:number-columns-spanned="3">
            <text:p text:style-name="P319">OBLIGATORIO</text:p>
          </table:table-cell>
          <table:covered-table-cell/>
          <table:covered-table-cell/>
        </table:table-row>
        <table:table-row table:style-name="TableRow320">
          <table:table-cell table:style-name="TableCell321">
            <text:p text:style-name="P322">Descripción:</text:p>
          </table:table-cell>
          <table:table-cell table:style-name="TableCell323" table:number-columns-spanned="3">
            <text:p text:style-name="P324"><text:span text:style-name="T325">G</text:span><text:span text:style-name="T326">.<text:s/></text:span><text:span text:style-name="T327">Usuario</text:span></text:p>
          </table:table-cell>
          <table:covered-table-cell/>
          <table:covered-table-cell/>
        </table:table-row>
        <table:table-row table:style-name="TableRow328">
          <table:table-cell table:style-name="TableCell329">
            <text:p text:style-name="P330"/>
          </table:table-cell>
          <table:table-cell table:style-name="TableCell331" table:number-columns-spanned="3">
            <text:p text:style-name="P332">Ṕara la creación del usuario se debe considerar los siguientes datos:</text:p>
            <table:table table:style-name="Table333">
              <table:table-columns>
                <table:table-column table:style-name="TableColumn334"/>
                <table:table-column table:style-name="TableColumn335"/>
                <table:table-column table:style-name="TableColumn336"/>
              </table:table-columns>
              <table:table-row table:style-name="TableRow337">
                <table:table-cell table:style-name="TableCell338">
                  <text:p text:style-name="P339">Campo</text:p>
                </table:table-cell>
                <table:table-cell table:style-name="TableCell340">
                  <text:p text:style-name="P341">Tipo de Dato</text:p>
                </table:table-cell>
                <table:table-cell table:style-name="TableCell342">
                  <text:p text:style-name="P343">Observaciones</text:p>
                </table:table-cell>
              </table:table-row>
              <table:table-row table:style-name="TableRow344">
                <table:table-cell table:style-name="TableCell345">
                  <text:p text:style-name="TableContents">cedula</text:p>
                </table:table-cell>
                <table:table-cell table:style-name="TableCell346">
                  <text:p text:style-name="TableContents">VARCHAR(10)</text:p>
                </table:table-cell>
                <table:table-cell table:style-name="TableCell347">
                  <text:p text:style-name="TableContents"/>
                </table:table-cell>
              </table:table-row>
              <table:table-row table:style-name="TableRow348">
                <table:table-cell table:style-name="TableCell349">
                  <text:p text:style-name="TableContents">nombre</text:p>
                </table:table-cell>
                <table:table-cell table:style-name="TableCell350">
                  <text:p text:style-name="TableContents">VARCHAR(20)</text:p>
                </table:table-cell>
                <table:table-cell table:style-name="TableCell351">
                  <text:p text:style-name="TableContents"/>
                </table:table-cell>
              </table:table-row>
              <table:table-row table:style-name="TableRow352">
                <table:table-cell table:style-name="TableCell353">
                  <text:p text:style-name="TableContents">apellido</text:p>
                </table:table-cell>
                <table:table-cell table:style-name="TableCell354">
                  <text:p text:style-name="TableContents">VARCHAR(30)</text:p>
                </table:table-cell>
                <table:table-cell table:style-name="TableCell355">
                  <text:p text:style-name="TableContents"/>
                </table:table-cell>
              </table:table-row>
              <table:table-row table:style-name="TableRow356">
                <table:table-cell table:style-name="TableCell357">
                  <text:p text:style-name="TableContents">correo_electronico</text:p>
                </table:table-cell>
                <table:table-cell table:style-name="TableCell358">
                  <text:p text:style-name="TableContents">VARCHAR(50)</text:p>
                </table:table-cell>
                <table:table-cell table:style-name="TableCell359">
                  <text:p text:style-name="TableContents"/>
                </table:table-cell>
              </table:table-row>
              <table:table-row table:style-name="TableRow360">
                <table:table-cell table:style-name="TableCell361">
                  <text:p text:style-name="TableContents">Celular</text:p>
                </table:table-cell>
                <table:table-cell table:style-name="TableCell362">
                  <text:p text:style-name="TableContents">VARCHAR(10)</text:p>
                </table:table-cell>
                <table:table-cell table:style-name="TableCell363">
                  <text:p text:style-name="TableContents"/>
                </table:table-cell>
              </table:table-row>
              <table:table-row table:style-name="TableRow364">
                <table:table-cell table:style-name="TableCell365">
                  <text:p text:style-name="TableContents">direccion</text:p>
                </table:table-cell>
                <table:table-cell table:style-name="TableCell366">
                  <text:p text:style-name="TableContents">VARCHAR(50)</text:p>
                </table:table-cell>
                <table:table-cell table:style-name="TableCell367">
                  <text:p text:style-name="TableContents"/>
                </table:table-cell>
              </table:table-row>
              <table:table-row table:style-name="TableRow368">
                <table:table-cell table:style-name="TableCell369">
                  <text:p text:style-name="TableContents">fecha_nacimiento</text:p>
                </table:table-cell>
                <table:table-cell table:style-name="TableCell370">
                  <text:p text:style-name="TableContents">DATE</text:p>
                </table:table-cell>
                <table:table-cell table:style-name="TableCell371">
                  <text:p text:style-name="TableContents">Validar que sea mayor de edad.</text:p>
                </table:table-cell>
              </table:table-row>
            </table:table>
            <text:p text:style-name="P372"/>
            <table:table table:style-name="Table373">
              <table:table-columns>
                <table:table-column table:style-name="TableColumn374"/>
                <table:table-column table:style-name="TableColumn375"/>
                <table:table-column table:style-name="TableColumn376"/>
              </table:table-columns>
              <table:table-row table:style-name="TableRow377">
                <table:table-cell table:style-name="TableCell378">
                  <text:p text:style-name="P379">Campo</text:p>
                </table:table-cell>
                <table:table-cell table:style-name="TableCell380">
                  <text:p text:style-name="P381">Tipo de Dato</text:p>
                </table:table-cell>
                <table:table-cell table:style-name="TableCell382">
                  <text:p text:style-name="P383">Observaciones</text:p>
                </table:table-cell>
              </table:table-row>
              <table:table-row table:style-name="TableRow384">
                <table:table-cell table:style-name="TableCell385">
                  <text:p text:style-name="TableContents">estado</text:p>
                </table:table-cell>
                <table:table-cell table:style-name="TableCell386">
                  <text:p text:style-name="TableContents">CHAR(1)</text:p>
                </table:table-cell>
                <table:table-cell table:style-name="TableCell387">
                  <text:p text:style-name="TableContents">ACTIVO (A), INACTIVO (I).</text:p>
                </table:table-cell>
              </table:table-row>
            </table:table>
            <text:p text:style-name="P388"/>
            <text:p text:style-name="P389"/>
          </table:table-cell>
          <table:covered-table-cell/>
          <table:covered-table-cell/>
        </table:table-row>
      </table:table>
      <text:p text:style-name="P390"/>
      <table:table table:style-name="Table391">
        <table:table-columns>
          <table:table-column table:style-name="TableColumn392"/>
          <table:table-column table:style-name="TableColumn393"/>
          <table:table-column table:style-name="TableColumn394"/>
          <table:table-column table:style-name="TableColumn395"/>
        </table:table-columns>
        <table:table-row table:style-name="TableRow396">
          <table:table-cell table:style-name="TableCell397">
            <text:p text:style-name="P398">ID:</text:p>
          </table:table-cell>
          <table:table-cell table:style-name="TableCell399">
            <text:p text:style-name="P400"><text:span text:style-name="T401">SIS</text:span><text:span text:style-name="T402">SFF</text:span><text:span text:style-name="T403">-RF-MAU-0</text:span><text:span text:style-name="T404">4</text:span></text:p>
          </table:table-cell>
          <table:table-cell table:style-name="TableCell405">
            <text:p text:style-name="P406">Relación:</text:p>
          </table:table-cell>
          <table:table-cell table:style-name="TableCell407">
            <text:p text:style-name="P408">SISHOT-004</text:p>
          </table:table-cell>
        </table:table-row>
        <table:table-row table:style-name="TableRow409">
          <table:table-cell table:style-name="TableCell410">
            <text:p text:style-name="P411">Prioridad</text:p>
          </table:table-cell>
          <table:table-cell table:style-name="TableCell412" table:number-columns-spanned="3">
            <text:p text:style-name="P413">OBLIGATORIO</text:p>
          </table:table-cell>
          <table:covered-table-cell/>
          <table:covered-table-cell/>
        </table:table-row>
        <table:table-row table:style-name="TableRow414">
          <table:table-cell table:style-name="TableCell415">
            <text:p text:style-name="P416">Descripción:</text:p>
          </table:table-cell>
          <table:table-cell table:style-name="TableCell417" table:number-columns-spanned="3">
            <text:p text:style-name="P418"><text:span text:style-name="T419">G</text:span><text:span text:style-name="T420">.</text:span><text:span text:style-name="T421"><text:s/>Roles</text:span></text:p>
          </table:table-cell>
          <table:covered-table-cell/>
          <table:covered-table-cell/>
        </table:table-row>
        <table:table-row table:style-name="TableRow422">
          <table:table-cell table:style-name="TableCell423">
            <text:p text:style-name="P424"/>
          </table:table-cell>
          <table:table-cell table:style-name="TableCell425" table:number-columns-spanned="3">
            <text:p text:style-name="P426"><text:span text:style-name="T427">Ṕara la creación del roles</text:span><text:span text:style-name="T428"><text:s/>se debe considerar los siguientes datos:</text:span></text:p>
            <text:p text:style-name="P429"/>
            <table:table table:style-name="Table430">
              <table:table-columns>
                <table:table-column table:style-name="TableColumn431"/>
                <table:table-column table:style-name="TableColumn432"/>
                <table:table-column table:style-name="TableColumn433"/>
              </table:table-columns>
              <table:table-row table:style-name="TableRow434">
                <table:table-cell table:style-name="TableCell435">
                  <text:p text:style-name="P436">Campo</text:p>
                </table:table-cell>
                <table:table-cell table:style-name="TableCell437">
                  <text:p text:style-name="P438">Tipo de Dato</text:p>
                </table:table-cell>
                <table:table-cell table:style-name="TableCell439">
                  <text:p text:style-name="P440">Observaciones</text:p>
                </table:table-cell>
              </table:table-row>
              <table:table-row table:style-name="TableRow441">
                <table:table-cell table:style-name="TableCell442">
                  <text:p text:style-name="TableContents">nombre</text:p>
                </table:table-cell>
                <table:table-cell table:style-name="TableCell443">
                  <text:p text:style-name="TableContents">VARCHAR(20)</text:p>
                </table:table-cell>
                <table:table-cell table:style-name="TableCell444">
                  <text:p text:style-name="TableContents">Los roles deben ser: administrador,<text:s/>vendedor<text:s/>y<text:s/>usuario.</text:p>
                </table:table-cell>
              </table:table-row>
            </table:table>
            <text:p text:style-name="P445"/>
            <table:table table:style-name="Table446">
              <table:table-columns>
                <table:table-column table:style-name="TableColumn447"/>
                <table:table-column table:style-name="TableColumn448"/>
                <table:table-column table:style-name="TableColumn449"/>
              </table:table-columns>
              <table:table-row table:style-name="TableRow450">
                <table:table-cell table:style-name="TableCell451">
                  <text:p text:style-name="P452">Campo</text:p>
                </table:table-cell>
                <table:table-cell table:style-name="TableCell453">
                  <text:p text:style-name="P454">Tipo de Dato</text:p>
                </table:table-cell>
                <table:table-cell table:style-name="TableCell455">
                  <text:p text:style-name="P456">Observaciones</text:p>
                </table:table-cell>
              </table:table-row>
              <table:table-row table:style-name="TableRow457">
                <table:table-cell table:style-name="TableCell458">
                  <text:p text:style-name="TableContents">estado</text:p>
                </table:table-cell>
                <table:table-cell table:style-name="TableCell459">
                  <text:p text:style-name="TableContents">CHAR(1)</text:p>
                </table:table-cell>
                <table:table-cell table:style-name="TableCell460">
                  <text:p text:style-name="TableContents">ACTIVO (A), INACTIVO (I).</text:p>
                </table:table-cell>
              </table:table-row>
            </table:table>
            <text:p text:style-name="P461"/>
            <text:p text:style-name="P462"/>
          </table:table-cell>
          <table:covered-table-cell/>
          <table:covered-table-cell/>
        </table:table-row>
      </table:table>
      <text:p text:style-name="P463"/>
      <table:table table:style-name="Table464">
        <table:table-columns>
          <table:table-column table:style-name="TableColumn465"/>
          <table:table-column table:style-name="TableColumn466"/>
          <table:table-column table:style-name="TableColumn467"/>
          <table:table-column table:style-name="TableColumn468"/>
        </table:table-columns>
        <table:table-row table:style-name="TableRow469">
          <table:table-cell table:style-name="TableCell470">
            <text:p text:style-name="P471">ID:</text:p>
          </table:table-cell>
          <table:table-cell table:style-name="TableCell472">
            <text:p text:style-name="P473"><text:span text:style-name="T474">SIS</text:span><text:span text:style-name="T475">SFF</text:span><text:span text:style-name="T476">-RF-MAU-0</text:span><text:span text:style-name="T477">5</text:span></text:p>
          </table:table-cell>
          <table:table-cell table:style-name="TableCell478">
            <text:p text:style-name="P479">Relación:</text:p>
          </table:table-cell>
          <table:table-cell table:style-name="TableCell480">
            <text:p text:style-name="P481">SISSFF-005</text:p>
          </table:table-cell>
        </table:table-row>
        <table:table-row table:style-name="TableRow482">
          <table:table-cell table:style-name="TableCell483">
            <text:p text:style-name="P484">Prioridad</text:p>
          </table:table-cell>
          <table:table-cell table:style-name="TableCell485" table:number-columns-spanned="3">
            <text:p text:style-name="P486">OBLIGATORIO</text:p>
          </table:table-cell>
          <table:covered-table-cell/>
          <table:covered-table-cell/>
        </table:table-row>
        <table:table-row table:style-name="TableRow487">
          <table:table-cell table:style-name="TableCell488">
            <text:p text:style-name="P489">Descripción:</text:p>
          </table:table-cell>
          <table:table-cell table:style-name="TableCell490" table:number-columns-spanned="3">
            <text:p text:style-name="P491"><text:span text:style-name="T492">G. recepcion detallada</text:span></text:p>
          </table:table-cell>
          <table:covered-table-cell/>
          <table:covered-table-cell/>
        </table:table-row>
        <table:table-row table:style-name="TableRow493">
          <table:table-cell table:style-name="TableCell494">
            <text:p text:style-name="P495"/>
          </table:table-cell>
          <table:table-cell table:style-name="TableCell496" table:number-columns-spanned="3">
            <text:p text:style-name="P497"><text:span text:style-name="T498">S</text:span><text:span text:style-name="T499">e debe considerar los siguientes datos:</text:span></text:p>
            <text:p text:style-name="P500"/>
            <table:table table:style-name="Table501">
              <table:table-columns>
                <table:table-column table:style-name="TableColumn502"/>
                <table:table-column table:style-name="TableColumn503"/>
                <table:table-column table:style-name="TableColumn504"/>
              </table:table-columns>
              <table:table-row table:style-name="TableRow505">
                <table:table-cell table:style-name="TableCell506">
                  <text:p text:style-name="P507">Campo</text:p>
                </table:table-cell>
                <table:table-cell table:style-name="TableCell508">
                  <text:p text:style-name="P509">Tipo de Dato</text:p>
                </table:table-cell>
                <table:table-cell table:style-name="TableCell510">
                  <text:p text:style-name="P511">Observaciones</text:p>
                </table:table-cell>
              </table:table-row>
              <table:table-row table:style-name="TableRow512">
                <table:table-cell table:style-name="TableCell513">
                  <text:p text:style-name="TableContents">N.producto</text:p>
                </table:table-cell>
                <table:table-cell table:style-name="TableCell514">
                  <text:p text:style-name="TableContents">VARCHAR(30)</text:p>
                </table:table-cell>
                <table:table-cell table:style-name="TableCell515">
                  <text:p text:style-name="TableContents">Busqueda de productos en stock</text:p>
                </table:table-cell>
              </table:table-row>
              <table:table-row table:style-name="TableRow516">
                <table:table-cell table:style-name="TableCell517">
                  <text:p text:style-name="TableContents">Valor</text:p>
                </table:table-cell>
                <table:table-cell table:style-name="TableCell518">
                  <text:p text:style-name="TableContents">VARCHAR(20)</text:p>
                </table:table-cell>
                <table:table-cell table:style-name="TableCell519">
                  <text:p text:style-name="TableContents"/>
                </table:table-cell>
              </table:table-row>
            </table:table>
            <text:p text:style-name="P520"/>
            <table:table table:style-name="Table521">
              <table:table-columns>
                <table:table-column table:style-name="TableColumn522"/>
                <table:table-column table:style-name="TableColumn523"/>
                <table:table-column table:style-name="TableColumn524"/>
              </table:table-columns>
              <table:table-row table:style-name="TableRow525">
                <table:table-cell table:style-name="TableCell526">
                  <text:p text:style-name="P527">Campo</text:p>
                </table:table-cell>
                <table:table-cell table:style-name="TableCell528">
                  <text:p text:style-name="P529">Tipo de Dato</text:p>
                </table:table-cell>
                <table:table-cell table:style-name="TableCell530">
                  <text:p text:style-name="P531">Observaciones</text:p>
                </table:table-cell>
              </table:table-row>
              <table:table-row table:style-name="TableRow532">
                <table:table-cell table:style-name="TableCell533">
                  <text:p text:style-name="TableContents">estado</text:p>
                </table:table-cell>
                <table:table-cell table:style-name="TableCell534">
                  <text:p text:style-name="TableContents">CHAR(1)</text:p>
                </table:table-cell>
                <table:table-cell table:style-name="TableCell535">
                  <text:p text:style-name="TableContents">ACTIVO (A), INACTIVO (I).</text:p>
                </table:table-cell>
              </table:table-row>
            </table:table>
            <text:p text:style-name="P536"/>
            <text:p text:style-name="P537"/>
          </table:table-cell>
          <table:covered-table-cell/>
          <table:covered-table-cell/>
        </table:table-row>
      </table:table>
      <text:p text:style-name="P538"/>
      <table:table table:style-name="Table539">
        <table:table-columns>
          <table:table-column table:style-name="TableColumn540"/>
          <table:table-column table:style-name="TableColumn541"/>
          <table:table-column table:style-name="TableColumn542"/>
          <table:table-column table:style-name="TableColumn543"/>
        </table:table-columns>
        <table:table-row table:style-name="TableRow544">
          <table:table-cell table:style-name="TableCell545">
            <text:p text:style-name="P546">ID:</text:p>
          </table:table-cell>
          <table:table-cell table:style-name="TableCell547">
            <text:p text:style-name="P548"><text:span text:style-name="T549">SISSFF-RF-MAU-06</text:span></text:p>
          </table:table-cell>
          <table:table-cell table:style-name="TableCell550">
            <text:p text:style-name="P551">Relación:</text:p>
          </table:table-cell>
          <table:table-cell table:style-name="TableCell552">
            <text:p text:style-name="P553">SISSFF-006</text:p>
          </table:table-cell>
        </table:table-row>
        <table:table-row table:style-name="TableRow554">
          <table:table-cell table:style-name="TableCell555">
            <text:p text:style-name="P556">Prioridad</text:p>
          </table:table-cell>
          <table:table-cell table:style-name="TableCell557" table:number-columns-spanned="3">
            <text:p text:style-name="P558">OBLIGATORIO</text:p>
          </table:table-cell>
          <table:covered-table-cell/>
          <table:covered-table-cell/>
        </table:table-row>
        <table:table-row table:style-name="TableRow559">
          <table:table-cell table:style-name="TableCell560">
            <text:p text:style-name="P561">Descripción:</text:p>
          </table:table-cell>
          <table:table-cell table:style-name="TableCell562" table:number-columns-spanned="3">
            <text:p text:style-name="P563"><text:span text:style-name="T564">G.<text:s/></text:span><text:span text:style-name="T565">informe de vencimiento</text:span></text:p>
          </table:table-cell>
          <table:covered-table-cell/>
          <table:covered-table-cell/>
        </table:table-row>
        <table:table-row table:style-name="TableRow566">
          <table:table-cell table:style-name="TableCell567">
            <text:p text:style-name="P568"/>
          </table:table-cell>
          <table:table-cell table:style-name="TableCell569" table:number-columns-spanned="3">
            <text:p text:style-name="P570"><text:span text:style-name="T571">S</text:span><text:span text:style-name="T572">e debe considerar los siguientes datos:</text:span></text:p>
            <text:p text:style-name="P573"/>
            <table:table table:style-name="Table574">
              <table:table-columns>
                <table:table-column table:style-name="TableColumn575"/>
                <table:table-column table:style-name="TableColumn576"/>
                <table:table-column table:style-name="TableColumn577"/>
              </table:table-columns>
              <table:table-row table:style-name="TableRow578">
                <table:table-cell table:style-name="TableCell579">
                  <text:p text:style-name="P580">Campo</text:p>
                </table:table-cell>
                <table:table-cell table:style-name="TableCell581">
                  <text:p text:style-name="P582">Tipo de Dato</text:p>
                </table:table-cell>
                <table:table-cell table:style-name="TableCell583">
                  <text:p text:style-name="P584">Observaciones</text:p>
                </table:table-cell>
              </table:table-row>
              <table:table-row table:style-name="TableRow585">
                <table:table-cell table:style-name="TableCell586">
                  <text:p text:style-name="TableContents">N.producto</text:p>
                </table:table-cell>
                <table:table-cell table:style-name="TableCell587">
                  <text:p text:style-name="TableContents">VARCHAR(30)</text:p>
                </table:table-cell>
                <table:table-cell table:style-name="TableCell588">
                  <text:p text:style-name="TableContents">Busqueda de productos en stock</text:p>
                </table:table-cell>
              </table:table-row>
              <table:table-row table:style-name="TableRow589">
                <table:table-cell table:style-name="TableCell590">
                  <text:p text:style-name="TableContents"/>
                </table:table-cell>
                <table:table-cell table:style-name="TableCell591">
                  <text:p text:style-name="TableContents"/>
                </table:table-cell>
                <table:table-cell table:style-name="TableCell592">
                  <text:p text:style-name="TableContents"/>
                </table:table-cell>
              </table:table-row>
            </table:table>
            <text:p text:style-name="P593"/>
            <table:table table:style-name="Table594">
              <table:table-columns>
                <table:table-column table:style-name="TableColumn595"/>
                <table:table-column table:style-name="TableColumn596"/>
                <table:table-column table:style-name="TableColumn597"/>
              </table:table-columns>
              <table:table-row table:style-name="TableRow598">
                <table:table-cell table:style-name="TableCell599">
                  <text:p text:style-name="P600">Campo</text:p>
                </table:table-cell>
                <table:table-cell table:style-name="TableCell601">
                  <text:p text:style-name="P602">Tipo de Dato</text:p>
                </table:table-cell>
                <table:table-cell table:style-name="TableCell603">
                  <text:p text:style-name="P604">Observaciones</text:p>
                </table:table-cell>
              </table:table-row>
              <table:table-row table:style-name="TableRow605">
                <table:table-cell table:style-name="TableCell606">
                  <text:p text:style-name="TableContents">estado</text:p>
                </table:table-cell>
                <table:table-cell table:style-name="TableCell607">
                  <text:p text:style-name="TableContents">CHAR(1)</text:p>
                </table:table-cell>
                <table:table-cell table:style-name="TableCell608">
                  <text:p text:style-name="TableContents">ACTIVO (A), INACTIVO (I).</text:p>
                </table:table-cell>
              </table:table-row>
            </table:table>
            <text:p text:style-name="P609"/>
            <text:p text:style-name="P610"/>
          </table:table-cell>
          <table:covered-table-cell/>
          <table:covered-table-cell/>
        </table:table-row>
      </table:table>
      <text:p text:style-name="P611"/>
      <text:p text:style-name="P612"/>
      <text:p text:style-name="P613"/>
      <text:p text:style-name="P614"/>
      <table:table table:style-name="Table615">
        <table:table-columns>
          <table:table-column table:style-name="TableColumn616"/>
          <table:table-column table:style-name="TableColumn617"/>
          <table:table-column table:style-name="TableColumn618"/>
          <table:table-column table:style-name="TableColumn619"/>
        </table:table-columns>
        <table:table-row table:style-name="TableRow620">
          <table:table-cell table:style-name="TableCell621">
            <text:p text:style-name="P622">ID:</text:p>
          </table:table-cell>
          <table:table-cell table:style-name="TableCell623">
            <text:p text:style-name="P624"><text:span text:style-name="T625">SISSFF-RF-MAU-06</text:span></text:p>
          </table:table-cell>
          <table:table-cell table:style-name="TableCell626">
            <text:p text:style-name="P627">Relación:</text:p>
          </table:table-cell>
          <table:table-cell table:style-name="TableCell628">
            <text:p text:style-name="P629">SISSFF-006</text:p>
          </table:table-cell>
        </table:table-row>
        <table:table-row table:style-name="TableRow630">
          <table:table-cell table:style-name="TableCell631">
            <text:p text:style-name="P632">Prioridad</text:p>
          </table:table-cell>
          <table:table-cell table:style-name="TableCell633" table:number-columns-spanned="3">
            <text:p text:style-name="P634">OBLIGATORIO</text:p>
          </table:table-cell>
          <table:covered-table-cell/>
          <table:covered-table-cell/>
        </table:table-row>
        <table:table-row table:style-name="TableRow635">
          <table:table-cell table:style-name="TableCell636">
            <text:p text:style-name="P637">Descripción:</text:p>
          </table:table-cell>
          <table:table-cell table:style-name="TableCell638" table:number-columns-spanned="3">
            <text:p text:style-name="P639"><text:span text:style-name="T640">Configuracion del sistema<text:s/></text:span></text:p>
          </table:table-cell>
          <table:covered-table-cell/>
          <table:covered-table-cell/>
        </table:table-row>
        <table:table-row table:style-name="TableRow641">
          <table:table-cell table:style-name="TableCell642">
            <text:p text:style-name="P643"/>
          </table:table-cell>
          <table:table-cell table:style-name="TableCell644" table:number-columns-spanned="3">
            <text:p text:style-name="P645"><text:span text:style-name="T646">S</text:span><text:span text:style-name="T647">e debe considerar los siguientes datos:</text:span></text:p>
            <text:p text:style-name="P648"/>
            <table:table table:style-name="Table649">
              <table:table-columns>
                <table:table-column table:style-name="TableColumn650"/>
                <table:table-column table:style-name="TableColumn651"/>
                <table:table-column table:style-name="TableColumn652"/>
              </table:table-columns>
              <table:table-row table:style-name="TableRow653">
                <table:table-cell table:style-name="TableCell654">
                  <text:p text:style-name="P655">Campo</text:p>
                </table:table-cell>
                <table:table-cell table:style-name="TableCell656">
                  <text:p text:style-name="P657">Tipo de Dato</text:p>
                </table:table-cell>
                <table:table-cell table:style-name="TableCell658">
                  <text:p text:style-name="P659">Observaciones</text:p>
                </table:table-cell>
              </table:table-row>
              <table:table-row table:style-name="TableRow660">
                <table:table-cell table:style-name="TableCell661">
                  <text:p text:style-name="TableContents">F.producto</text:p>
                </table:table-cell>
                <table:table-cell table:style-name="TableCell662">
                  <text:p text:style-name="TableContents">VARCHAR(30)</text:p>
                </table:table-cell>
                <table:table-cell table:style-name="TableCell663">
                  <text:p text:style-name="TableContents">Busqueda de productos en stock</text:p>
                </table:table-cell>
              </table:table-row>
              <table:table-row table:style-name="TableRow664">
                <table:table-cell table:style-name="TableCell665">
                  <text:p text:style-name="TableContents">R.Producto</text:p>
                </table:table-cell>
                <table:table-cell table:style-name="TableCell666">
                  <text:p text:style-name="TableContents">VARCHAR(30)</text:p>
                </table:table-cell>
                <table:table-cell table:style-name="TableCell667">
                  <text:p text:style-name="TableContents">Generar reporte de consumo de medicamentos</text:p>
                </table:table-cell>
              </table:table-row>
              <table:table-row table:style-name="TableRow668">
                <table:table-cell table:style-name="TableCell669">
                  <text:p text:style-name="TableContents">R.Fecha</text:p>
                </table:table-cell>
                <table:table-cell table:style-name="TableCell670">
                  <text:p text:style-name="TableContents">VARCHAR(10)</text:p>
                </table:table-cell>
                <table:table-cell table:style-name="TableCell671">
                  <text:p text:style-name="P672">Generar reporte de solicitudes dada una fecha</text:p>
                </table:table-cell>
              </table:table-row>
              <table:table-row table:style-name="TableRow673">
                <table:table-cell table:style-name="TableCell674">
                  <text:p text:style-name="TableContents">Devoluciones</text:p>
                </table:table-cell>
                <table:table-cell table:style-name="TableCell675">
                  <text:p text:style-name="TableContents">VARCHAR(30)</text:p>
                </table:table-cell>
                <table:table-cell table:style-name="TableCell676">
                  <text:p text:style-name="TableContents">Generar reporte de devoluciones dada una fecha</text:p>
                </table:table-cell>
              </table:table-row>
            </table:table>
            <text:p text:style-name="P677"/>
            <table:table table:style-name="Table678">
              <table:table-columns>
                <table:table-column table:style-name="TableColumn679"/>
                <table:table-column table:style-name="TableColumn680"/>
                <table:table-column table:style-name="TableColumn681"/>
              </table:table-columns>
              <table:table-row table:style-name="TableRow682">
                <table:table-cell table:style-name="TableCell683">
                  <text:p text:style-name="P684">Campo</text:p>
                </table:table-cell>
                <table:table-cell table:style-name="TableCell685">
                  <text:p text:style-name="P686">Tipo de Dato</text:p>
                </table:table-cell>
                <table:table-cell table:style-name="TableCell687">
                  <text:p text:style-name="P688">Observaciones</text:p>
                </table:table-cell>
              </table:table-row>
              <table:table-row table:style-name="TableRow689">
                <table:table-cell table:style-name="TableCell690">
                  <text:p text:style-name="TableContents">estado</text:p>
                </table:table-cell>
                <table:table-cell table:style-name="TableCell691">
                  <text:p text:style-name="TableContents">CHAR(1)</text:p>
                </table:table-cell>
                <table:table-cell table:style-name="TableCell692">
                  <text:p text:style-name="TableContents">ACTIVO (A), INACTIVO (I).</text:p>
                </table:table-cell>
              </table:table-row>
            </table:table>
            <text:p text:style-name="P693"/>
            <text:p text:style-name="P694"/>
          </table:table-cell>
          <table:covered-table-cell/>
          <table:covered-table-cell/>
        </table:table-row>
      </table:table>
      <text:p text:style-name="P6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widows="0" fo:orphans="0" fo:text-align="center"/>
      <style:text-properties style:font-name="Arial" style:font-name-asian="Arial" style:font-name-complex="Arial" fo:font-weight="bold" style:font-weight-asian="bold" fo:font-size="18pt" style:font-size-asian="18pt"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widows="0" fo:orphans="0" fo:margin-bottom="0.0833in" style:line-height-at-least="0.1666in"/>
      <style:text-properties fo:font-size="10pt" style:font-size-asian="10pt" style:font-size-complex="10pt"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Times New Roman" style:font-name-complex="Times New Roman"/>
    </style:style>
    <style:style style:name="WW_CharLFO1LVL2" style:family="text">
      <style:text-properties style:font-name="Times New Roman" style:font-name-complex="Times New Roman"/>
    </style:style>
    <style:style style:name="WW_CharLFO1LVL3" style:family="text">
      <style:text-properties style:font-name="Times New Roman" style:font-name-complex="Times New Roman"/>
    </style:style>
    <style:style style:name="WW_CharLFO1LVL4" style:family="text">
      <style:text-properties style:font-name="Times New Roman" style:font-name-complex="Times New Roman"/>
    </style:style>
    <style:style style:name="WW_CharLFO1LVL5" style:family="text">
      <style:text-properties style:font-name="Times New Roman" style:font-name-complex="Times New Roman"/>
    </style:style>
    <style:style style:name="WW_CharLFO1LVL6" style:family="text">
      <style:text-properties style:font-name="Times New Roman" style:font-name-complex="Times New Roman"/>
    </style:style>
    <style:style style:name="WW_CharLFO1LVL7" style:family="text">
      <style:text-properties style:font-name="Times New Roman" style:font-name-complex="Times New Roman"/>
    </style:style>
    <style:style style:name="WW_CharLFO1LVL8" style:family="text">
      <style:text-properties style:font-name="Times New Roman" style:font-name-complex="Times New Roman"/>
    </style:style>
    <style:style style:name="WW_CharLFO1LVL9" style:family="text">
      <style:text-properties style:font-name="Times New Roman" style:font-name-complex="Times New Roman"/>
    </style:style>
    <text:list-style style:name="WW8Num1" style:display-name="WW8Num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Encabezado" style:family="paragraph">
      <style:paragraph-properties fo:border-top="none" fo:border-left="none" fo:border-bottom="0.0833in groove #000000" fo:border-right="none" fo:padding-top="0in" fo:padding-left="0in" fo:padding-bottom="0.0138in" fo:padding-right="0in" style:shadow="none" fo:text-align="end"/>
      <style:text-properties fo:font-size="26pt" style:font-size-asian="26pt" style:font-size-complex="26pt"/>
    </style:style>
    <style:style style:name="P3" style:parent-style-name="Encabezado" style:family="paragraph">
      <style:text-properties fo:font-size="26pt" style:font-size-asian="26pt" style:font-size-complex="26pt"/>
    </style:style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47" style:family="table-column">
      <style:table-column-properties style:column-width="4.4319in" style:use-optimal-column-width="false"/>
    </style:style>
    <style:style style:name="TableColumn48" style:family="table-column">
      <style:table-column-properties style:column-width="1.6305in" style:use-optimal-column-width="false"/>
    </style:style>
    <style:style style:name="Table46" style:family="table">
      <style:table-properties style:width="6.0625in" fo:margin-left="0in" table:align="center"/>
    </style:style>
    <style:style style:name="TableRow49" style:family="table-row">
      <style:table-row-properties style:min-row-height="0.2465in"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2" style:family="table-row">
      <style:table-row-properties style:min-row-height="0.0777in" style:use-optimal-row-height="false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Piedepágina" style:family="paragraph">
      <style:paragraph-properties fo:text-align="center"/>
    </style:style>
    <style:page-layout style:name="PL2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92" style:family="table-column">
      <style:table-column-properties style:column-width="4.4319in" style:use-optimal-column-width="false"/>
    </style:style>
    <style:style style:name="TableColumn93" style:family="table-column">
      <style:table-column-properties style:column-width="1.6305in" style:use-optimal-column-width="false"/>
    </style:style>
    <style:style style:name="Table91" style:family="table">
      <style:table-properties style:width="6.0625in" fo:margin-left="0in" table:align="center"/>
    </style:style>
    <style:style style:name="TableRow94" style:family="table-row">
      <style:table-row-properties style:min-row-height="0.2465in" style:use-optimal-row-height="false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7" style:family="table-row">
      <style:table-row-properties style:min-row-height="0.0777in" style:use-optimal-row-height="false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&lt;Farmacity&gt;</text:p>
        <text:p text:style-name="P3"/>
        <text:p text:style-name="Encabezado"/>
      </style:header>
    </style:master-page>
    <style:master-page style:name="MP1" style:page-layout-name="PL1">
      <style:header>
        <table:table table:style-name="Table46">
          <table:table-columns>
            <table:table-column table:style-name="TableColumn47"/>
            <table:table-column table:style-name="TableColumn48"/>
          </table:table-columns>
          <table:table-row table:style-name="TableRow49">
            <table:table-cell table:style-name="TableCell50">
              <text:p text:style-name="Encabezado">&lt;Sistema para venta de medicamentos en una farmacia&gt;</text:p>
            </table:table-cell>
            <table:table-cell table:style-name="TableCell51">
              <text:p text:style-name="Encabezado">&lt;11-12-2020&gt;</text:p>
            </table:table-cell>
          </table:table-row>
          <table:table-row table:style-name="TableRow52">
            <table:table-cell table:style-name="TableCell53">
              <text:p text:style-name="Encabezado">&lt;Requerimientos desarrollador&gt;</text:p>
            </table:table-cell>
            <table:table-cell table:style-name="TableCell54">
              <text:p text:style-name="Encabezado">Versión &lt;3.0&gt;</text:p>
            </table:table-cell>
          </table:table-row>
        </table:table>
        <text:p text:style-name="Encabezado"/>
      </style:header>
      <style:footer>
        <text:p text:style-name="P55">-<text:s/><text:page-number text:fixed="false">0</text:page-number><text:s/>-</text:p>
      </style:footer>
    </style:master-page>
    <style:master-page style:name="MP2" style:page-layout-name="PL2">
      <style:header>
        <table:table table:style-name="Table91">
          <table:table-columns>
            <table:table-column table:style-name="TableColumn92"/>
            <table:table-column table:style-name="TableColumn93"/>
          </table:table-columns>
          <table:table-row table:style-name="TableRow94">
            <table:table-cell table:style-name="TableCell95">
              <text:p text:style-name="Encabezado">&lt;Sistema para venta de medicamentos en una farmacia&gt;</text:p>
            </table:table-cell>
            <table:table-cell table:style-name="TableCell96">
              <text:p text:style-name="Encabezado">&lt;11-12-2020&gt;</text:p>
            </table:table-cell>
          </table:table-row>
          <table:table-row table:style-name="TableRow97">
            <table:table-cell table:style-name="TableCell98">
              <text:p text:style-name="Encabezado">&lt;Requerimientos desarrollador&gt;</text:p>
            </table:table-cell>
            <table:table-cell table:style-name="TableCell99">
              <text:p text:style-name="Encabezado">Versión &lt;3.0&gt;</text:p>
            </table:table-cell>
          </table:table-row>
        </table:table>
        <text:p text:style-name="Encabezado"/>
      </style:header>
      <style:footer>
        <text:p text:style-name="P100">-<text:s/><text:page-number text:fixed="false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Nombre del proyecto&gt;</dc:title>
    <dc:description/>
    <dc:subject/>
    <meta:initial-creator>Guillermo Pizarro</meta:initial-creator>
    <dc:creator>LaraBautista</dc:creator>
    <meta:creation-date>2020-12-18T22:51:00Z</meta:creation-date>
    <dc:date>2020-12-18T22:51:00Z</dc:date>
    <meta:template xlink:href="Normal" xlink:type="simple"/>
    <meta:editing-cycles>2</meta:editing-cycles>
    <meta:editing-duration>PT420S</meta:editing-duration>
    <meta:document-statistic meta:page-count="6" meta:paragraph-count="7" meta:word-count="582" meta:character-count="3779" meta:row-count="26" meta:non-whitespace-character-count="3204"/>
  </office:meta>
</office:document-meta>
</file>